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Heading1" style:master-page-name="MP0" style:family="paragraph">
      <style:paragraph-properties fo:break-before="page"/>
    </style:style>
    <style:style style:name="P2" style:parent-style-name="Heading1" style:family="paragraph">
      <style:text-properties fo:font-size="36pt" style:font-size-asian="36pt" style:font-size-complex="36pt"/>
    </style:style>
    <style:style style:name="P3" style:parent-style-name="Heading1" style:family="paragraph">
      <style:text-properties fo:font-size="72pt" style:font-size-asian="72pt" style:font-size-complex="72pt"/>
    </style:style>
    <style:style style:name="P4" style:parent-style-name="Heading1" style:family="paragraph">
      <style:text-properties fo:font-size="48pt" style:font-size-asian="48pt" style:font-size-complex="48pt"/>
    </style:style>
    <style:style style:name="P5" style:parent-style-name="Heading1" style:family="paragraph">
      <style:paragraph-properties fo:text-align="start"/>
    </style:style>
    <style:style style:name="P6" style:parent-style-name="Heading1" style:family="paragraph">
      <style:text-properties fo:font-size="28pt" style:font-size-asian="28pt" style:font-size-complex="28pt" style:text-underline-type="none"/>
    </style:style>
    <style:style style:name="P7" style:parent-style-name="Title" style:family="paragraph">
      <style:paragraph-properties fo:text-align="center"/>
    </style:style>
    <style:style style:name="P8" style:parent-style-name="Title" style:family="paragraph">
      <style:paragraph-properties fo:text-align="center"/>
    </style:style>
  </office:automatic-styles>
  <office:body>
    <office:text text:use-soft-page-breaks="true">
      <text:h text:style-name="P1" text:outline-level="1"/>
      <text:h text:style-name="P2" text:outline-level="1"/>
      <text:h text:style-name="P3" text:outline-level="1">OS LAB</text:h>
      <text:h text:style-name="P4" text:outline-level="1">Assignments</text:h>
      <text:p text:style-name="Normal"/>
      <text:p text:style-name="Normal"/>
      <text:h text:style-name="P5" text:outline-level="1"/>
      <text:h text:style-name="P6" text:outline-level="1">Created by</text:h>
      <text:p text:style-name="Title"/>
      <text:p text:style-name="P7">Kotha Dileep kumar</text:p>
      <text:p text:style-name="P8">Roll no:108CS015</text:p>
      <text:h text:style-name="Heading1" text:outline-level="1"/>
      <text:h text:style-name="Heading1" text:outline-level="1">Day-1</text:h>
      <text:h text:style-name="Heading2" text:outline-level="2">Q1.Write a programme to take the input time in seconds and convert it into HH:MM:SS format ?</text:h>
      <text:p text:style-name="Normal">#!/bin/bash</text:p>
      <text:p text:style-name="Normal">echo "$(($1/3600))hr:$((($1%3600)/60))min:$((($1%3600)%60))sec"</text:p>
      <text:h text:style-name="Heading2" text:outline-level="2">Q2.Write a Programme to take two numbers as input and display all the numbers in between them ?</text:h>
      <text:p text:style-name="Normal">#!/bin/bash</text:p>
      <text:p text:style-name="Normal">for ((i=$1;i&lt;=$2;i++))</text:p>
      <text:p text:style-name="Normal">do</text:p>
      <text:p text:style-name="Normal">echo $i</text:p>
      <text:p text:style-name="Normal">done</text:p>
      <text:h text:style-name="Heading2" text:outline-level="2">Q3.Write a Programme to display date,time,username,hostname and the number of users currently logged in ?</text:h>
      <text:p text:style-name="Normal">#!/bin/bash</text:p>
      <text:p text:style-name="Normal">clear</text:p>
      <text:p text:style-name="Normal">date +%D</text:p>
      <text:p text:style-name="Normal">date +%T</text:p>
      <text:p text:style-name="Normal">hostname</text:p>
      <text:p text:style-name="Normal">pwd</text:p>
      <text:p text:style-name="Normal">logname</text:p>
      <text:p text:style-name="Normal">echo "$((`who|wc -l`-1))"</text:p>
      <text:p text:style-name="Normal"/>
      <text:h text:style-name="Heading2" text:outline-level="2">Q4.Write a Programme to create child process using fork system call and return it’s PID ?</text:h>
      <text:p text:style-name="Normal">#include&lt;stdio.h&gt;</text:p>
      <text:p text:style-name="Normal">#include&lt;sys/types.h&gt;</text:p>
      <text:p text:style-name="Normal">main()</text:p>
      <text:p text:style-name="Normal">{int pid;</text:p>
      <text:p text:style-name="Normal">printf("The process id of the parent process is %d\n",getpid());</text:p>
      <text:p text:style-name="Normal">pid=fork();</text:p>
      <text:p text:style-name="Normal">if(pid==0)</text:p>
      <text:p text:style-name="Normal">printf("The process id of the child process is %d\n",getpid());</text:p>
      <text:p text:style-name="Normal">else if(pid&lt;0)</text:p>
      <text:p text:style-name="Normal">printf("Sorry, couldn't create the child process");</text:p>
      <text:p text:style-name="Normal">else</text:p>
      <text:p text:style-name="Normal">printf("The process id of parent process is %d\n",getpid());</text:p>
      <text:p text:style-name="Normal">}</text:p>
      <text:p text:style-name="Normal"/>
      <text:p text:style-name="Normal"/>
      <text:h text:style-name="Heading1" text:outline-level="1">Day-2</text:h>
      <text:h text:style-name="Heading2" text:outline-level="2">Q1.Write a C-programme that uses “pipe” system call to communicate using a string between a parent and a child process ?</text:h>
      <text:p text:style-name="Normal">#include&lt;stdio.h&gt;</text:p>
      <text:p text:style-name="Normal">#include&lt;unistd.h&gt;</text:p>
      <text:p text:style-name="Normal">#include&lt;sys/types.h&gt;</text:p>
      <text:p text:style-name="Normal">int main()</text:p>
      <text:p text:style-name="Normal">{int n,l;</text:p>
      <text:p text:style-name="Normal">char buf[100];</text:p>
      <text:p text:style-name="Normal">int fd[2];</text:p>
      <text:p text:style-name="Normal">printf("Starting the piping process\n");</text:p>
      <text:p text:style-name="Normal">pipe(fd);</text:p>
      <text:p text:style-name="Normal">l=fork();</text:p>
      <text:p text:style-name="Normal">if(l==0)</text:p>
      <text:p text:style-name="Normal">{close(fd[1]);</text:p>
      <text:p text:style-name="Normal">printf("Running the child process\n");</text:p>
      <text:p text:style-name="Normal">n=read(fd[0],buf,100);</text:p>
      <text:p text:style-name="Normal">printf("The value of n is:%d\n",n);</text:p>
      <text:p text:style-name="Normal">printf("The value received is\n%s\n",buf);</text:p>
      <text:p text:style-name="Normal">}</text:p>
      <text:p text:style-name="Normal">else if(l&lt;0)</text:p>
      <text:p text:style-name="Normal">printf("Child cannot be created\n");</text:p>
      <text:p text:style-name="Normal">else</text:p>
      <text:p text:style-name="Normal">{close(fd[0]);</text:p>
      <text:p text:style-name="Normal">printf("Running the parent process\n");</text:p>
      <text:p text:style-name="Normal"/>
      <text:p text:style-name="Normal">write(fd[1],"I am a good boy\n",16);</text:p>
      <text:p text:style-name="Normal">printf("Wrote to the pipe\n");</text:p>
      <text:p text:style-name="Normal">}</text:p>
      <text:p text:style-name="Normal">getche();</text:p>
      <text:p text:style-name="Normal">return 0;</text:p>
      <text:p text:style-name="Normal">}</text:p>
      <text:p text:style-name="Normal"/>
      <text:h text:style-name="Heading2" text:outline-level="2">Q2.Write a C-programme to create n-processes, the first process accepts an integer increments it by “1” and writes it to the pipe and the second process receives, increments it by “1” and so on. The last process reads, increments by “1” and finally displays it’s value ?</text:h>
      <text:p text:style-name="Normal">#include&lt;stdio.h&gt;</text:p>
      <text:p text:style-name="Normal">int main()</text:p>
      <text:soft-page-break/>
      <text:p text:style-name="Normal">{int fd[2];</text:p>
      <text:p text:style-name="Normal">int n,i,l,a[1];</text:p>
      <text:p text:style-name="Normal">if(fork()==0)</text:p>
      <text:p text:style-name="Normal">{read(fd[0],a,1);</text:p>
      <text:p text:style-name="Normal">a[0]++;printf("%d\n",a[0]);</text:p>
      <text:p text:style-name="Normal">write(fd[1],a,1);</text:p>
      <text:p text:style-name="Normal">exit(0);</text:p>
      <text:p text:style-name="Normal">}</text:p>
      <text:p text:style-name="Normal">else</text:p>
      <text:p text:style-name="Normal">{</text:p>
      <text:p text:style-name="Normal">printf("Enter the number of processes you want:");</text:p>
      <text:p text:style-name="Normal">scanf("%d",&amp;n);</text:p>
      <text:p text:style-name="Normal">printf("Enter the number to be incremented:");</text:p>
      <text:p text:style-name="Normal">scanf("%d",&amp;a[0]);</text:p>
      <text:p text:style-name="Normal">read(fd[0],a,1);</text:p>
      <text:p text:style-name="Normal">write(fd[1],a,1);</text:p>
      <text:p text:style-name="Normal">exit(0);</text:p>
      <text:p text:style-name="Normal">}</text:p>
      <text:p text:style-name="Normal">for(i=0;i&lt;n-1;i++)</text:p>
      <text:p text:style-name="Normal">{l=fork();</text:p>
      <text:p text:style-name="Normal">if(l==0)</text:p>
      <text:p text:style-name="Normal">{read(fd[0],a,1);</text:p>
      <text:p text:style-name="Normal">a[0]++;</text:p>
      <text:p text:style-name="Normal">write(fd[1],a,1);</text:p>
      <text:p text:style-name="Normal">exit(0);</text:p>
      <text:p text:style-name="Normal">}</text:p>
      <text:p text:style-name="Normal">}</text:p>
      <text:p text:style-name="Normal">if(i==n)</text:p>
      <text:p text:style-name="Normal">{read(fd[0],a,1);</text:p>
      <text:p text:style-name="Normal">printf("%d",a);</text:p>
      <text:p text:style-name="Normal">exit(0);</text:p>
      <text:p text:style-name="Normal">}</text:p>
      <text:p text:style-name="Normal">return 0;</text:p>
      <text:p text:style-name="Normal">}</text:p>
      <text:p text:style-name="Normal"/>
      <text:h text:style-name="Heading2" text:outline-level="2">Q3.Write a C-programme to create a child process, the parent process will run, “ls –l” command and sends the input to child process, which runs “wc –l” command ?</text:h>
      <text:p text:style-name="Normal">#include&lt;stdio.h&gt;</text:p>
      <text:p text:style-name="Normal">#include&lt;unistd.h&gt;</text:p>
      <text:p text:style-name="Normal">#include&lt;sys/types.h&gt;</text:p>
      <text:p text:style-name="Normal">int main()</text:p>
      <text:p text:style-name="Normal">{int n,l;</text:p>
      <text:p text:style-name="Normal">FILE *fp;</text:p>
      <text:soft-page-break/>
      <text:p text:style-name="Normal">char command[400];//For storing the command</text:p>
      <text:p text:style-name="Normal">char buf[300];</text:p>
      <text:p text:style-name="Normal">int fd[2];</text:p>
      <text:p text:style-name="Normal">printf("Starting the piping process\n");</text:p>
      <text:p text:style-name="Normal">pipe(fd);</text:p>
      <text:p text:style-name="Normal">l=fork();</text:p>
      <text:p text:style-name="Normal">if(l==0)</text:p>
      <text:p text:style-name="Normal">{close(fd[1]);</text:p>
      <text:p text:style-name="Normal">printf("Running the child process\n");</text:p>
      <text:p text:style-name="Normal">n=read(fd[0],buf,300);</text:p>
      <text:p text:style-name="Normal">sprintf(command,"wc -l %s",buf);</text:p>
      <text:p text:style-name="Normal">system("command");</text:p>
      <text:p text:style-name="Normal">}</text:p>
      <text:p text:style-name="Normal">else if(l&lt;0)</text:p>
      <text:p text:style-name="Normal">printf("Child cannot be created\n");</text:p>
      <text:p text:style-name="Normal">else</text:p>
      <text:p text:style-name="Normal">{close(fd[0]);</text:p>
      <text:p text:style-name="Normal">printf("Running the parent process\n");</text:p>
      <text:p text:style-name="Normal">fp=popen("ls -l","r");//For system calls reading</text:p>
      <text:p text:style-name="Normal">write(fd[1],fp,200);</text:p>
      <text:p text:style-name="Normal">printf("Wrote to the pipe\n");</text:p>
      <text:p text:style-name="Normal">}</text:p>
      <text:p text:style-name="Normal">getche();</text:p>
      <text:p text:style-name="Normal">return 0;</text:p>
      <text:p text:style-name="Norma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Sheduling Algorithms</text:h>
      <text:h text:style-name="Heading2" text:outline-level="2">Input text file (same for all the algorithms):</text:h>
      <text:p text:style-name="Normal"/>
      <text:p text:style-name="Normal">3</text:p>
      <text:p text:style-name="Normal">A<text:s/><text:tab/>5<text:tab/>30</text:p>
      <text:p text:style-name="Normal">B<text:s/><text:tab/>10<text:tab/>20</text:p>
      <text:p text:style-name="Normal">C<text:s/><text:tab/>15<text:tab/>10</text:p>
      <text:p text:style-name="Normal"/>
      <text:h text:style-name="Heading2" text:outline-level="2">1.FCFS</text:h>
      <text:p text:style-name="Normal"/>
      <text:p text:style-name="Normal">#include&lt;stdio.h&gt;</text:p>
      <text:p text:style-name="Normal">#include&lt;string.h&gt;</text:p>
      <text:p text:style-name="Normal">#include&lt;conio.h&gt;</text:p>
      <text:p text:style-name="Normal">int main()</text:p>
      <text:p text:style-name="Normal">{FILE *fp;</text:p>
      <text:p text:style-name="Normal"><text:s text:c="4"/>int i,n,TET,temp,j;</text:p>
      <text:p text:style-name="Normal">float AV_WT,AV_TA;</text:p>
      <text:p text:style-name="Normal">char pro_name[20][10],tempch[10];</text:p>
      <text:p text:style-name="Normal">int e[20],w[20],ta[20],a[20],sw;</text:p>
      <text:p text:style-name="Normal">fp=fopen("Input.txt","r");</text:p>
      <text:p text:style-name="Normal">printf("Enter the number of processes:\n");</text:p>
      <text:p text:style-name="Normal">fscanf(fp,"%d",&amp;n);</text:p>
      <text:p text:style-name="Normal">printf("Enter the name of process, it's arrival time and it's execution time, side by side :\n");</text:p>
      <text:p text:style-name="Normal">for(i=0;i&lt;n;i++)</text:p>
      <text:p text:style-name="Normal">fscanf(fp,"%s%d%d",&amp;pro_name[i],&amp;a[i],&amp;e[i]);</text:p>
      <text:p text:style-name="Normal">fclose(fp);</text:p>
      <text:p text:style-name="Normal">//</text:p>
      <text:p text:style-name="Normal">for(i=0;i&lt;n;i++)</text:p>
      <text:p text:style-name="Normal">{sw=0;</text:p>
      <text:p text:style-name="Normal">for(j=1;j&lt;n-i;j++)</text:p>
      <text:p text:style-name="Normal">{if(a[j]&lt;a[i])</text:p>
      <text:p text:style-name="Normal">{temp=a[j];</text:p>
      <text:p text:style-name="Normal">a[j]=a[i];</text:p>
      <text:p text:style-name="Normal">a[i]=temp;</text:p>
      <text:p text:style-name="Normal">//</text:p>
      <text:p text:style-name="Normal">strcpy(tempch,pro_name[j]);</text:p>
      <text:p text:style-name="Normal">strcpy(pro_name[j],pro_name[i]);</text:p>
      <text:p text:style-name="Normal">strcpy(pro_name[i],tempch);</text:p>
      <text:p text:style-name="Normal">//</text:p>
      <text:p text:style-name="Normal">temp=e[j];</text:p>
      <text:p text:style-name="Normal">e[j]=e[i];</text:p>
      <text:p text:style-name="Normal">e[i]=temp;</text:p>
      <text:p text:style-name="Normal">sw=sw+1;}</text:p>
      <text:soft-page-break/>
      <text:p text:style-name="Normal">}</text:p>
      <text:p text:style-name="Normal">if(sw==0)</text:p>
      <text:p text:style-name="Normal">break;</text:p>
      <text:p text:style-name="Normal">}</text:p>
      <text:p text:style-name="Normal">//</text:p>
      <text:p text:style-name="Normal">printf("The processes you entered after sorting are:\nName\tArr_time\tExec_time\n");</text:p>
      <text:p text:style-name="Normal">for(i=0;i&lt;n;i++)</text:p>
      <text:p text:style-name="Normal">printf("%s\t%d\t%d\n",pro_name[i],a[i],e[i]);</text:p>
      <text:p text:style-name="Normal">w[0]=0;</text:p>
      <text:p text:style-name="Normal">AV_WT=0;</text:p>
      <text:p text:style-name="Normal">ta[0]=e[0];</text:p>
      <text:p text:style-name="Normal">AV_TA=ta[0];</text:p>
      <text:p text:style-name="Normal">for(i=1;i&lt;n;i++)</text:p>
      <text:p text:style-name="Normal">{</text:p>
      <text:p text:style-name="Normal">if(a[i]&gt;(a[i-1]+e[i-1]+w[i-1]))</text:p>
      <text:p text:style-name="Normal">w[i]=0;</text:p>
      <text:p text:style-name="Normal">else</text:p>
      <text:p text:style-name="Normal">w[i]=a[i-1]+e[i-1]+w[i-1]-a[i];</text:p>
      <text:p text:style-name="Normal">AV_WT=AV_WT+w[i];</text:p>
      <text:p text:style-name="Normal">ta[i]=w[i]+e[i];</text:p>
      <text:p text:style-name="Normal">AV_TA=AV_TA+ta[i];</text:p>
      <text:p text:style-name="Normal">}</text:p>
      <text:p text:style-name="Normal">AV_WT/=n;</text:p>
      <text:p text:style-name="Normal">AV_TA/=n;</text:p>
      <text:p text:style-name="Normal">TET=w[i-1]+e[i-1]+a[i-1]-a[0];</text:p>
      <text:p text:style-name="Normal">printf("The processes you entered along with waiting times and turn around times are:\n");</text:p>
      <text:p text:style-name="Normal">printf("Process name <text:s text:c="2"/>Exectime <text:s text:c="2"/>Waitingtime <text:s text:c="2"/>Turnaroundtime\n");</text:p>
      <text:p text:style-name="Normal">for(i=0;i&lt;n;i++)</text:p>
      <text:p text:style-name="Normal"><text:s text:c="16"/>printf("%s\t\t\t%d\t%d\t%d\n",pro_name[i],e[i],w[i],ta[i]);</text:p>
      <text:p text:style-name="Normal">printf("The total execution time is %d\n\nThe avarage waiting time is %f\n\nThe avarage turn around time is %f\n",TET,AV_WT,AV_TA);</text:p>
      <text:p text:style-name="Normal">getche();</text:p>
      <text:p text:style-name="Normal">return 0;</text:p>
      <text:p text:style-name="Normal">}</text:p>
      <text:p text:style-name="Normal"/>
      <text:h text:style-name="Heading2" text:outline-level="2">2.Preemptive (SRTF)</text:h>
      <text:p text:style-name="Normal"/>
      <text:p text:style-name="Normal">#include&lt;stdio.h&gt;</text:p>
      <text:p text:style-name="Normal">#include&lt;string.h&gt;</text:p>
      <text:p text:style-name="Normal">#include&lt;conio.h&gt;</text:p>
      <text:p text:style-name="Normal">int main()</text:p>
      <text:p text:style-name="Normal">{FILE *fp;</text:p>
      <text:p text:style-name="Normal"><text:s text:c="4"/>int i,n,fl,k,j,min,temp,MT=0,sw=0,flag,t;</text:p>
      <text:p text:style-name="Normal">float AV_WT,AV_TA;</text:p>
      <text:soft-page-break/>
      <text:p text:style-name="Normal">char pro_name[20][10],tempch[10];</text:p>
      <text:p text:style-name="Normal">int e[20],w[20],ta[20],a[20],l[20],ex[20],pr[20];</text:p>
      <text:p text:style-name="Normal">fp=fopen("Input.txt","r");</text:p>
      <text:p text:style-name="Normal">printf("Enter the number of processes:\n");</text:p>
      <text:p text:style-name="Normal">fscanf(fp,"%d",&amp;n);</text:p>
      <text:p text:style-name="Normal">for(i=0;i&lt;n;i++)</text:p>
      <text:p text:style-name="Normal">l[i]=0;</text:p>
      <text:p text:style-name="Normal">printf("Enter the name of process, it's arrival time and it's execution time, side by side as per the order they arrived:\n");</text:p>
      <text:p text:style-name="Normal">for(i=0;i&lt;n;i++)</text:p>
      <text:p text:style-name="Normal">fscanf(fp,"%s%d%d",&amp;pro_name[i],&amp;a[i],&amp;e[i]);</text:p>
      <text:p text:style-name="Normal">fclose(fp);</text:p>
      <text:p text:style-name="Normal">for(i=0;i&lt;n;i++)</text:p>
      <text:p text:style-name="Normal">{sw=0;</text:p>
      <text:p text:style-name="Normal">for(j=1;j&lt;n-i;j++)</text:p>
      <text:p text:style-name="Normal">{if(a[j]&lt;a[i])</text:p>
      <text:p text:style-name="Normal">{temp=a[j];</text:p>
      <text:p text:style-name="Normal">a[j]=a[i];</text:p>
      <text:p text:style-name="Normal">a[i]=temp;</text:p>
      <text:p text:style-name="Normal">strcpy(tempch,pro_name[j]);</text:p>
      <text:p text:style-name="Normal">strcpy(pro_name[j],pro_name[i]);</text:p>
      <text:p text:style-name="Normal">strcpy(pro_name[i],tempch);</text:p>
      <text:p text:style-name="Normal">temp=e[j];</text:p>
      <text:p text:style-name="Normal">e[j]=e[i];</text:p>
      <text:p text:style-name="Normal">e[i]=temp;</text:p>
      <text:p text:style-name="Normal">sw=sw+1;}</text:p>
      <text:p text:style-name="Normal">}</text:p>
      <text:p text:style-name="Normal">if(sw==0)</text:p>
      <text:p text:style-name="Normal">break;</text:p>
      <text:p text:style-name="Normal">}</text:p>
      <text:p text:style-name="Normal">printf("The processes you entered after sorting are:\nName\tArr_time\tExec_time\n");</text:p>
      <text:p text:style-name="Normal">for(i=0;i&lt;n;i++)</text:p>
      <text:p text:style-name="Normal">printf("%s\t%d\t%d\n",pro_name[i],a[i],e[i]);</text:p>
      <text:p text:style-name="Normal">//</text:p>
      <text:p text:style-name="Normal">for(i=0;i&lt;n;i++)</text:p>
      <text:p text:style-name="Normal">l[i]=0;</text:p>
      <text:p text:style-name="Normal">for(i=0;i&lt;n;i++)</text:p>
      <text:p text:style-name="Normal">ex[i]=e[i];</text:p>
      <text:p text:style-name="Normal">AV_WT=0;</text:p>
      <text:p text:style-name="Normal">AV_TA=0;</text:p>
      <text:p text:style-name="Normal">for(i=0;i&lt;n;i++)</text:p>
      <text:p text:style-name="Normal">if(a[i]&lt;a[i+1])</text:p>
      <text:p text:style-name="Normal">break;</text:p>
      <text:p text:style-name="Normal">i=i+1;</text:p>
      <text:p text:style-name="Normal">fl=1;</text:p>
      <text:soft-page-break/>
      <text:p text:style-name="Normal">while(fl)</text:p>
      <text:p text:style-name="Normal">{fl=0;</text:p>
      <text:p text:style-name="Normal">e[18]=10000;</text:p>
      <text:p text:style-name="Normal">min=18;</text:p>
      <text:p text:style-name="Normal">//To find the minimum element</text:p>
      <text:p text:style-name="Normal">for(j=0;j&lt;i;j++)</text:p>
      <text:p text:style-name="Normal">if(l[j]!=1)</text:p>
      <text:p text:style-name="Normal">{if(e[j]&lt;e[min])</text:p>
      <text:p text:style-name="Normal">min=j;}</text:p>
      <text:p text:style-name="Normal">flag=1;</text:p>
      <text:p text:style-name="Normal">while(i&lt;=n)</text:p>
      <text:p text:style-name="Normal">{flag=0;</text:p>
      <text:p text:style-name="Normal"><text:s text:c="10"/>if(MT+e[min]&gt;a[i])</text:p>
      <text:p text:style-name="Normal"><text:s text:c="10"/>{flag=1;i++;}</text:p>
      <text:p text:style-name="Normal">else</text:p>
      <text:p text:style-name="Normal">break;</text:p>
      <text:p text:style-name="Normal">if(flag==1)</text:p>
      <text:p text:style-name="Normal">{</text:p>
      <text:p text:style-name="Normal"><text:s text:c="11"/>if(a[min]&lt;MT)</text:p>
      <text:p text:style-name="Normal">{</text:p>
      <text:p text:style-name="Normal"><text:s text:c="14"/>e[min]=e[min]-a[i-1]+MT;</text:p>
      <text:p text:style-name="Normal">MT=a[i-1];</text:p>
      <text:p text:style-name="Normal"/>
      <text:p text:style-name="Normal">}</text:p>
      <text:p text:style-name="Normal">else</text:p>
      <text:p text:style-name="Normal">{</text:p>
      <text:p text:style-name="Normal"><text:s text:c="3"/>e[min]=e[min]-a[i-1]+a[min];</text:p>
      <text:p text:style-name="Normal">pr[min]=a[i-1]-a[min];</text:p>
      <text:p text:style-name="Normal">MT=a[i-1];</text:p>
      <text:p text:style-name="Normal">}</text:p>
      <text:p text:style-name="Normal">printf("\nThe process executed just is %s",pro_name[min]);</text:p>
      <text:p text:style-name="Normal"><text:s text:c="9"/>e[18]=10000;</text:p>
      <text:p text:style-name="Normal">min=18;</text:p>
      <text:p text:style-name="Normal"><text:s text:c="9"/>for(j=0;j&lt;i;j++)</text:p>
      <text:p text:style-name="Normal">if(l[j]!=1)</text:p>
      <text:p text:style-name="Normal">{if(e[j]&lt;e[min])</text:p>
      <text:p text:style-name="Normal">min=j;}</text:p>
      <text:p text:style-name="Normal">}}</text:p>
      <text:p text:style-name="Normal">if(flag==0)</text:p>
      <text:p text:style-name="Normal">{</text:p>
      <text:p text:style-name="Normal"><text:s text:c="11"/>if(a[min]&lt;MT)</text:p>
      <text:p text:style-name="Normal">{MT=MT+e[min];</text:p>
      <text:p text:style-name="Normal">}</text:p>
      <text:p text:style-name="Normal">else</text:p>
      <text:p text:style-name="Normal">{MT=a[min]+e[min];</text:p>
      <text:soft-page-break/>
      <text:p text:style-name="Normal">}</text:p>
      <text:p text:style-name="Normal">}</text:p>
      <text:p text:style-name="Normal">printf("\nThe process completed just is %s",pro_name[min]);</text:p>
      <text:p text:style-name="Normal">l[min]=1;</text:p>
      <text:p text:style-name="Normal">w[min]=MT-a[min]-ex[min];</text:p>
      <text:p text:style-name="Normal">ta[min]=w[min]+ex[min];</text:p>
      <text:p text:style-name="Normal">AV_WT=AV_WT+w[min];</text:p>
      <text:p text:style-name="Normal">AV_TA=AV_TA+ta[min];</text:p>
      <text:p text:style-name="Normal">for(i=0;i&lt;n;i++)</text:p>
      <text:p text:style-name="Normal">if(l[i]!=1)</text:p>
      <text:p text:style-name="Normal">if(a[i]&gt;MT)</text:p>
      <text:p text:style-name="Normal">break;</text:p>
      <text:p text:style-name="Normal"/>
      <text:p text:style-name="Normal">for(j=0;j&lt;n;j++)</text:p>
      <text:p text:style-name="Normal">if(l[j]==0)</text:p>
      <text:p text:style-name="Normal">{fl=1;break;}</text:p>
      <text:p text:style-name="Normal">}</text:p>
      <text:p text:style-name="Normal">AV_WT/=n;</text:p>
      <text:p text:style-name="Normal">AV_TA/=n;</text:p>
      <text:p text:style-name="Normal"/>
      <text:p text:style-name="Normal">printf("\nThe processes you entered along with waiting times and turn around times are:\n");</text:p>
      <text:p text:style-name="Normal">printf("Process name <text:s text:c="2"/>Exectime <text:s text:c="2"/>Waitingtime <text:s text:c="2"/>Turnaroundtime\n");</text:p>
      <text:p text:style-name="Normal">for(i=0;i&lt;n;i++)</text:p>
      <text:p text:style-name="Normal"><text:s text:c="16"/>printf("%s\t\t\t%d\t%d\t%d\n",pro_name[i],e[i],w[i],ta[i]);</text:p>
      <text:p text:style-name="Normal">printf("The Final time after execution is %d\n\nThe avarage waiting time is %f\n\nThe avarage turn around time is %f\n",MT,AV_WT,AV_TA);</text:p>
      <text:p text:style-name="Normal">getche();</text:p>
      <text:p text:style-name="Normal"><text:s text:c="9"/>return 0;}</text:p>
      <text:p text:style-name="Normal"/>
      <text:p text:style-name="Normal"/>
      <text:h text:style-name="Heading2" text:outline-level="2">3.Non-Preemptive ( SJNF)</text:h>
      <text:p text:style-name="Normal"/>
      <text:p text:style-name="Normal">#include&lt;stdio.h&gt;</text:p>
      <text:p text:style-name="Normal">#include&lt;string.h&gt;</text:p>
      <text:p text:style-name="Normal">#include&lt;conio.h&gt;</text:p>
      <text:p text:style-name="Normal">int main()</text:p>
      <text:p text:style-name="Normal">{FILE *fp;</text:p>
      <text:p text:style-name="Normal"><text:s text:c="4"/>int i,n,fl,k,j,min,temp,MT=0,sw=0;</text:p>
      <text:p text:style-name="Normal">float AV_WT,AV_TA;</text:p>
      <text:p text:style-name="Normal">char pro_name[20][10],tempch[10];</text:p>
      <text:p text:style-name="Normal">int e[20],w[20],ta[20],a[20],l[20];</text:p>
      <text:p text:style-name="Normal">fp=fopen("Input.txt","r");</text:p>
      <text:p text:style-name="Normal">printf("Enter the number of processes:\n");</text:p>
      <text:p text:style-name="Normal">fscanf(fp,"%d",&amp;n);</text:p>
      <text:soft-page-break/>
      <text:p text:style-name="Normal">for(i=0;i&lt;n;i++)</text:p>
      <text:p text:style-name="Normal">l[i]=0;</text:p>
      <text:p text:style-name="Normal">printf("Enter the name of process, it's arrival time and it's execution time, side by side as per the order they arrived:\n");</text:p>
      <text:p text:style-name="Normal">for(i=0;i&lt;n;i++)</text:p>
      <text:p text:style-name="Normal">fscanf(fp,"%s%d%d",&amp;pro_name[i],&amp;a[i],&amp;e[i]);</text:p>
      <text:p text:style-name="Normal">fclose(fp);</text:p>
      <text:p text:style-name="Normal">for(i=0;i&lt;n;i++)</text:p>
      <text:p text:style-name="Normal">{sw=0;</text:p>
      <text:p text:style-name="Normal">for(j=1;j&lt;n-i;j++)</text:p>
      <text:p text:style-name="Normal">{if(a[j]&lt;a[i])</text:p>
      <text:p text:style-name="Normal">{temp=a[j];</text:p>
      <text:p text:style-name="Normal">a[j]=a[i];</text:p>
      <text:p text:style-name="Normal">a[i]=temp;</text:p>
      <text:p text:style-name="Normal">strcpy(tempch,pro_name[j]);</text:p>
      <text:p text:style-name="Normal">strcpy(pro_name[j],pro_name[i]);</text:p>
      <text:p text:style-name="Normal">strcpy(pro_name[i],tempch);</text:p>
      <text:p text:style-name="Normal">temp=e[j];</text:p>
      <text:p text:style-name="Normal">e[j]=e[i];</text:p>
      <text:p text:style-name="Normal">e[i]=temp;</text:p>
      <text:p text:style-name="Normal">sw=sw+1;}</text:p>
      <text:p text:style-name="Normal">}</text:p>
      <text:p text:style-name="Normal">if(sw==0)</text:p>
      <text:p text:style-name="Normal">break;</text:p>
      <text:p text:style-name="Normal">}</text:p>
      <text:p text:style-name="Normal">printf("The processes you entered after sorting are:\nName\tArr_time\tExec_time\n");</text:p>
      <text:p text:style-name="Normal">for(i=0;i&lt;n;i++)</text:p>
      <text:p text:style-name="Normal">printf("%s\t%d\t%d\n",pro_name[i],a[i],e[i]);</text:p>
      <text:p text:style-name="Normal">AV_WT=0;</text:p>
      <text:p text:style-name="Normal">AV_TA=0;</text:p>
      <text:p text:style-name="Normal">for(i=0;i&lt;n;i++)</text:p>
      <text:p text:style-name="Normal">if(a[i]&lt;a[i+1])</text:p>
      <text:p text:style-name="Normal">break;</text:p>
      <text:p text:style-name="Normal">i=i+1;</text:p>
      <text:p text:style-name="Normal">fl=1;</text:p>
      <text:p text:style-name="Normal">while(fl)</text:p>
      <text:p text:style-name="Normal">{fl=0;</text:p>
      <text:p text:style-name="Normal">e[18]=10000;</text:p>
      <text:p text:style-name="Normal">min=18;</text:p>
      <text:p text:style-name="Normal">for(j=0;j&lt;i;j++)//To find the minimum element</text:p>
      <text:p text:style-name="Normal">if(l[j]!=1)</text:p>
      <text:p text:style-name="Normal">{if(e[j]&lt;e[min])</text:p>
      <text:p text:style-name="Normal">min=j;}</text:p>
      <text:p text:style-name="Normal">l[min]=1;</text:p>
      <text:p text:style-name="Normal">if(a[min]&lt;MT)</text:p>
      <text:soft-page-break/>
      <text:p text:style-name="Normal">MT=MT+e[min];</text:p>
      <text:p text:style-name="Normal">else</text:p>
      <text:p text:style-name="Normal">MT=a[min]+e[min];</text:p>
      <text:p text:style-name="Normal">printf("\nThe process executed just is %s",pro_name[min]);</text:p>
      <text:p text:style-name="Normal">w[min]=MT-a[min]-e[min];</text:p>
      <text:p text:style-name="Normal">ta[min]=w[min]+e[min];</text:p>
      <text:p text:style-name="Normal">AV_WT=AV_WT+w[min];</text:p>
      <text:p text:style-name="Normal">AV_TA=AV_TA+ta[min];</text:p>
      <text:p text:style-name="Normal">for(i=0;i&lt;n;i++)</text:p>
      <text:p text:style-name="Normal">if(l[i]!=1)</text:p>
      <text:p text:style-name="Normal">if(a[i]&gt;MT)</text:p>
      <text:p text:style-name="Normal">break;</text:p>
      <text:p text:style-name="Normal">for(j=0;j&lt;n;j++)</text:p>
      <text:p text:style-name="Normal">if(l[j]==0)</text:p>
      <text:p text:style-name="Normal">{fl=1;break;}</text:p>
      <text:p text:style-name="Normal">}</text:p>
      <text:p text:style-name="Normal">AV_WT/=n;</text:p>
      <text:p text:style-name="Normal">AV_TA/=n;</text:p>
      <text:p text:style-name="Normal">printf("\nThe processes you entered along with waiting times and turn around times are:\n");</text:p>
      <text:p text:style-name="Normal">printf("Process name <text:s text:c="2"/>Exectime <text:s text:c="2"/>Waitingtime <text:s text:c="2"/>Turnaroundtime\n");</text:p>
      <text:p text:style-name="Normal">for(i=0;i&lt;n;i++)</text:p>
      <text:p text:style-name="Normal"><text:s text:c="16"/>printf("%s\t\t\t%d\t%d\t%d\n",pro_name[i],e[i],w[i],ta[i]);</text:p>
      <text:p text:style-name="Normal">printf("The Final time after execution is %d\n\nThe avarage waiting time is %f\n\nThe avarage turn around time is %f\n",MT,AV_WT,AV_TA);</text:p>
      <text:p text:style-name="Normal">getche();</text:p>
      <text:p text:style-name="Normal"><text:s text:c="9"/>return 0;}</text:p>
      <text:p text:style-name="Normal"/>
      <text:h text:style-name="Heading2" text:outline-level="2">4.Round Robin Solution</text:h>
      <text:p text:style-name="Normal"/>
      <text:p text:style-name="Normal">#include&lt;stdio.h&gt;</text:p>
      <text:p text:style-name="Normal">#include&lt;string.h&gt;</text:p>
      <text:p text:style-name="Normal">#include&lt;conio.h&gt;</text:p>
      <text:p text:style-name="Normal">int main()</text:p>
      <text:p text:style-name="Normal">{FILE *fp;</text:p>
      <text:p text:style-name="Normal"><text:s text:c="4"/>int i,n,fl,k,j,min,temp,MT=0,sw=0,flag;</text:p>
      <text:p text:style-name="Normal">float AV_WT,AV_TA;</text:p>
      <text:p text:style-name="Normal">char pro_name[20][10],tempch[10];</text:p>
      <text:p text:style-name="Normal">int e[20],w[20],ta[20],a[20],l[20],ex[20],ts;</text:p>
      <text:p text:style-name="Normal">fp=fopen("Input.txt","r");</text:p>
      <text:p text:style-name="Normal">printf("Enter the number of processes:\n");</text:p>
      <text:p text:style-name="Normal">fscanf(fp,"%d",&amp;n);</text:p>
      <text:p text:style-name="Normal">for(i=0;i&lt;n;i++)</text:p>
      <text:p text:style-name="Normal">l[i]=0;</text:p>
      <text:soft-page-break/>
      <text:p text:style-name="Normal">printf("Enter the name of process, it's arrival time and it's execution time, side by side as per the order they arrived:\n");</text:p>
      <text:p text:style-name="Normal">for(i=0;i&lt;n;i++)</text:p>
      <text:p text:style-name="Normal">fscanf(fp,"%s%d%d",&amp;pro_name[i],&amp;a[i],&amp;e[i]);</text:p>
      <text:p text:style-name="Normal">fclose(fp);</text:p>
      <text:p text:style-name="Normal">for(i=0;i&lt;n;i++)</text:p>
      <text:p text:style-name="Normal">{sw=0;</text:p>
      <text:p text:style-name="Normal">for(j=1;j&lt;n-i;j++)</text:p>
      <text:p text:style-name="Normal">{if(a[j]&lt;a[i])</text:p>
      <text:p text:style-name="Normal">{temp=a[j];</text:p>
      <text:p text:style-name="Normal">a[j]=a[i];</text:p>
      <text:p text:style-name="Normal">a[i]=temp;</text:p>
      <text:p text:style-name="Normal">strcpy(tempch,pro_name[j]);</text:p>
      <text:p text:style-name="Normal">strcpy(pro_name[j],pro_name[i]);</text:p>
      <text:p text:style-name="Normal">strcpy(pro_name[i],tempch);</text:p>
      <text:p text:style-name="Normal">temp=e[j];</text:p>
      <text:p text:style-name="Normal">e[j]=e[i];</text:p>
      <text:p text:style-name="Normal">e[i]=temp;</text:p>
      <text:p text:style-name="Normal">sw=sw+1;}</text:p>
      <text:p text:style-name="Normal">}</text:p>
      <text:p text:style-name="Normal">if(sw==0)</text:p>
      <text:p text:style-name="Normal">break;</text:p>
      <text:p text:style-name="Normal">}</text:p>
      <text:p text:style-name="Normal">printf("The processes you entered after sorting are:\nName\tArr_time\tExec_time\n");</text:p>
      <text:p text:style-name="Normal">for(i=0;i&lt;n;i++)</text:p>
      <text:p text:style-name="Normal">printf("%s\t%d\t%d\n",pro_name[i],a[i],e[i]);</text:p>
      <text:p text:style-name="Normal">for(i=0;i&lt;n;i++)</text:p>
      <text:p text:style-name="Normal">l[i]=0;</text:p>
      <text:p text:style-name="Normal">for(i=0;i&lt;n;i++)</text:p>
      <text:p text:style-name="Normal">ex[i]=e[i];</text:p>
      <text:p text:style-name="Normal">AV_WT=0;</text:p>
      <text:p text:style-name="Normal">AV_TA=0;</text:p>
      <text:p text:style-name="Normal">ts=2;</text:p>
      <text:p text:style-name="Normal">fl=1;</text:p>
      <text:p text:style-name="Normal">MT=0;</text:p>
      <text:p text:style-name="Normal">while(fl)</text:p>
      <text:p text:style-name="Normal">{fl=0;</text:p>
      <text:p text:style-name="Normal">for(i=0;i&lt;n;i++)</text:p>
      <text:p text:style-name="Normal">{if(l[i]!=1)</text:p>
      <text:p text:style-name="Normal">{if(MT&gt;a[i])</text:p>
      <text:p text:style-name="Normal">{</text:p>
      <text:p text:style-name="Normal"><text:s text:c="11"/>if(e[i]&gt;ts)</text:p>
      <text:p text:style-name="Normal">{</text:p>
      <text:p text:style-name="Normal"><text:s text:c="11"/>MT=MT+ts;</text:p>
      <text:p text:style-name="Normal">e[i]=e[i]-ts;</text:p>
      <text:soft-page-break/>
      <text:p text:style-name="Normal">printf("\nThe process executed just is %s",pro_name[i]);</text:p>
      <text:p text:style-name="Normal">}</text:p>
      <text:p text:style-name="Normal">else</text:p>
      <text:p text:style-name="Normal">{</text:p>
      <text:p text:style-name="Normal"><text:s text:c="4"/>MT=MT+e[i];</text:p>
      <text:p text:style-name="Normal"><text:s text:c="4"/>w[i]=MT-a[i]-ex[i];</text:p>
      <text:p text:style-name="Normal">ta[i]=w[i]+ex[i];</text:p>
      <text:p text:style-name="Normal">AV_WT=AV_WT+w[i];</text:p>
      <text:p text:style-name="Normal">AV_TA=AV_TA+ta[i];</text:p>
      <text:p text:style-name="Normal">l[i]=1;</text:p>
      <text:p text:style-name="Normal">printf("\nThe process executed just is %s",pro_name[i]);</text:p>
      <text:p text:style-name="Normal">}}</text:p>
      <text:p text:style-name="Normal">else</text:p>
      <text:p text:style-name="Normal">{</text:p>
      <text:p text:style-name="Normal"><text:s text:c="4"/>if(e[i]&gt;ts)</text:p>
      <text:p text:style-name="Normal">{</text:p>
      <text:p text:style-name="Normal">MT=a[i]+ts;</text:p>
      <text:p text:style-name="Normal">e[i]=e[i]-ts;</text:p>
      <text:p text:style-name="Normal">printf("\nThe process executed just is %s",pro_name[i]);}</text:p>
      <text:p text:style-name="Normal">else</text:p>
      <text:p text:style-name="Normal">{</text:p>
      <text:p text:style-name="Normal"><text:s text:c="4"/>MT=a[i]+e[i];</text:p>
      <text:p text:style-name="Normal">w[i]=MT-a[i]-ex[i];</text:p>
      <text:p text:style-name="Normal">ta[i]=w[i]+ex[i];</text:p>
      <text:p text:style-name="Normal">AV_WT=AV_WT+w[i];</text:p>
      <text:p text:style-name="Normal">AV_TA=AV_TA+ta[i];</text:p>
      <text:p text:style-name="Normal">l[i]=1;</text:p>
      <text:p text:style-name="Normal">printf("\nThe process executed just is %s",pro_name[i]);</text:p>
      <text:p text:style-name="Normal">}}}</text:p>
      <text:p text:style-name="Normal">}</text:p>
      <text:p text:style-name="Normal">for(j=0;j&lt;n;j++)</text:p>
      <text:p text:style-name="Normal">if(l[j]==0)</text:p>
      <text:p text:style-name="Normal">fl=1;</text:p>
      <text:p text:style-name="Normal">}</text:p>
      <text:p text:style-name="Normal">//Round Robin end</text:p>
      <text:p text:style-name="Normal">AV_WT/=n;</text:p>
      <text:p text:style-name="Normal">AV_TA/=n;</text:p>
      <text:p text:style-name="Normal">printf("\nThe processes you entered along with waiting times and turn around times are:\n");</text:p>
      <text:p text:style-name="Normal">printf("Process name <text:s text:c="2"/>Exectime <text:s text:c="2"/>Waitingtime <text:s text:c="2"/>Turnaroundtime\n");</text:p>
      <text:p text:style-name="Normal">for(i=0;i&lt;n;i++)</text:p>
      <text:p text:style-name="Normal"><text:s text:c="16"/>printf("%s\t\t\t%d\t%d\t%d\n",pro_name[i],e[i],w[i],ta[i]);</text:p>
      <text:p text:style-name="Normal">printf("The Final time after execution is %d\n\nThe avarage waiting time is %f\n\nThe avarage turn around time is %f\n",MT,AV_WT,AV_TA);</text:p>
      <text:p text:style-name="Normal">getche();</text:p>
      <text:p text:style-name="Normal"><text:s text:c="9"/>return 0;}</text:p>
      <text:p text:style-name="Normal"/>
      <text:h text:style-name="Heading2" text:outline-level="2">5.Round Robin With Aging</text:h>
      <text:p text:style-name="Normal"/>
      <text:p text:style-name="Normal">#include&lt;stdio.h&gt;</text:p>
      <text:p text:style-name="Normal">#include&lt;string.h&gt;</text:p>
      <text:p text:style-name="Normal">#include&lt;conio.h&gt;</text:p>
      <text:p text:style-name="Normal">int main()</text:p>
      <text:p text:style-name="Normal">{FILE *fp;</text:p>
      <text:p text:style-name="Normal"><text:s text:c="4"/>int i,n,fl,k,j,min,temp,MT=0,sw=0,flag,fl1;</text:p>
      <text:p text:style-name="Normal">float AV_WT,AV_TA;</text:p>
      <text:p text:style-name="Normal">char pro_name[20][10],tempch[10];</text:p>
      <text:p text:style-name="Normal">int e[20],w[20],ta[20],a[20],l[20],ex[20],ts,tsa,pre,ag;</text:p>
      <text:p text:style-name="Normal">fp=fopen("Input.txt","r");</text:p>
      <text:p text:style-name="Normal">printf("Enter the number of processes:\n");</text:p>
      <text:p text:style-name="Normal">fscanf(fp,"%d",&amp;n);</text:p>
      <text:p text:style-name="Normal">for(i=0;i&lt;n;i++)</text:p>
      <text:p text:style-name="Normal">l[i]=0;</text:p>
      <text:p text:style-name="Normal">printf("Enter the name of process, it's arrival time and it's execution time, side by side as per the order they arrived:\n");</text:p>
      <text:p text:style-name="Normal">for(i=0;i&lt;n;i++)</text:p>
      <text:p text:style-name="Normal">fscanf(fp,"%s%d%d",&amp;pro_name[i],&amp;a[i],&amp;e[i]);</text:p>
      <text:p text:style-name="Normal">fclose(fp);</text:p>
      <text:p text:style-name="Normal">for(i=0;i&lt;n;i++)</text:p>
      <text:p text:style-name="Normal">{sw=0;</text:p>
      <text:p text:style-name="Normal">for(j=1;j&lt;n-i;j++)</text:p>
      <text:p text:style-name="Normal">{if(a[j]&lt;a[i])</text:p>
      <text:p text:style-name="Normal">{temp=a[j];</text:p>
      <text:p text:style-name="Normal">a[j]=a[i];</text:p>
      <text:p text:style-name="Normal">a[i]=temp;</text:p>
      <text:p text:style-name="Normal">strcpy(tempch,pro_name[j]);</text:p>
      <text:p text:style-name="Normal">strcpy(pro_name[j],pro_name[i]);</text:p>
      <text:p text:style-name="Normal">strcpy(pro_name[i],tempch);</text:p>
      <text:p text:style-name="Normal">temp=e[j];</text:p>
      <text:p text:style-name="Normal">e[j]=e[i];</text:p>
      <text:p text:style-name="Normal">e[i]=temp;</text:p>
      <text:p text:style-name="Normal">sw=sw+1;}</text:p>
      <text:p text:style-name="Normal">}</text:p>
      <text:p text:style-name="Normal">if(sw==0)</text:p>
      <text:p text:style-name="Normal">break;</text:p>
      <text:p text:style-name="Normal">}</text:p>
      <text:p text:style-name="Normal">printf("The processes you entered after sorting are:\nName\tArr_time\tExec_time\n");</text:p>
      <text:p text:style-name="Normal">for(i=0;i&lt;n;i++)</text:p>
      <text:p text:style-name="Normal">printf("%s\t%d\t%d\n",pro_name[i],a[i],e[i]);</text:p>
      <text:p text:style-name="Normal">for(i=0;i&lt;n;i++)</text:p>
      <text:soft-page-break/>
      <text:p text:style-name="Normal">l[i]=0;</text:p>
      <text:p text:style-name="Normal">//To find maximum solution</text:p>
      <text:p text:style-name="Normal">ag=18;</text:p>
      <text:p text:style-name="Normal">e[ag]=1;</text:p>
      <text:p text:style-name="Normal">for(i=0;i&lt;n;i++)</text:p>
      <text:p text:style-name="Normal">if(e[i]&gt;e[ag])</text:p>
      <text:p text:style-name="Normal">ag=i;</text:p>
      <text:p text:style-name="Normal">for(i=0;i&lt;n;i++)</text:p>
      <text:p text:style-name="Normal">ex[i]=e[i];</text:p>
      <text:p text:style-name="Normal">AV_WT=0;</text:p>
      <text:p text:style-name="Normal">AV_TA=0;</text:p>
      <text:p text:style-name="Normal">//Roundrobin start</text:p>
      <text:p text:style-name="Normal">ts=2;</text:p>
      <text:p text:style-name="Normal">fl=1;</text:p>
      <text:p text:style-name="Normal">MT=0;</text:p>
      <text:p text:style-name="Normal">tsa=ts;</text:p>
      <text:p text:style-name="Normal">pre=ts;</text:p>
      <text:p text:style-name="Normal">while(fl)</text:p>
      <text:p text:style-name="Normal">{fl=0;</text:p>
      <text:p text:style-name="Normal">for(i=0;i&lt;n;i++)</text:p>
      <text:p text:style-name="Normal">{if(l[i]!=1)</text:p>
      <text:p text:style-name="Normal">{if(MT&gt;a[i])</text:p>
      <text:p text:style-name="Normal">{fl1=0;</text:p>
      <text:p text:style-name="Normal"><text:s text:c="12"/>if(i==ag)</text:p>
      <text:p text:style-name="Normal">{if(e[i]&gt;tsa)</text:p>
      <text:p text:style-name="Normal">{fl1=1;</text:p>
      <text:p text:style-name="Normal"><text:s text:c="11"/>MT=MT+tsa;</text:p>
      <text:p text:style-name="Normal">e[i]=e[i]-tsa;</text:p>
      <text:p text:style-name="Normal"><text:s text:c="9"/>printf("\nThe process executed just is %s",pro_name[i]); }}</text:p>
      <text:p text:style-name="Normal"><text:s text:c="10"/>else</text:p>
      <text:p text:style-name="Normal"><text:s text:c="10"/>{</text:p>
      <text:p text:style-name="Normal"><text:s text:c="11"/>if(e[i]&gt;ts)</text:p>
      <text:p text:style-name="Normal">{fl1=1;</text:p>
      <text:p text:style-name="Normal"><text:s text:c="11"/>MT=MT+ts;</text:p>
      <text:p text:style-name="Normal">e[i]=e[i]-ts;</text:p>
      <text:p text:style-name="Normal">printf("\nThe process executed just is %s",pro_name[i]);}}</text:p>
      <text:p text:style-name="Normal">if(fl1!=1)</text:p>
      <text:p text:style-name="Normal">{</text:p>
      <text:p text:style-name="Normal"><text:s text:c="4"/>MT=MT+e[i];</text:p>
      <text:p text:style-name="Normal"><text:s text:c="4"/>w[i]=MT-a[i]-ex[i];</text:p>
      <text:p text:style-name="Normal">ta[i]=w[i]+ex[i];</text:p>
      <text:p text:style-name="Normal">AV_WT=AV_WT+w[i];</text:p>
      <text:p text:style-name="Normal">AV_TA=AV_TA+ta[i];</text:p>
      <text:p text:style-name="Normal">l[i]=1;</text:p>
      <text:p text:style-name="Normal">printf("\nThe process executed just is %s",pro_name[i]);</text:p>
      <text:soft-page-break/>
      <text:p text:style-name="Normal">}}</text:p>
      <text:p text:style-name="Normal">else</text:p>
      <text:p text:style-name="Normal">{fl1=0;</text:p>
      <text:p text:style-name="Normal"><text:s text:c="4"/>if(i==ag)</text:p>
      <text:p text:style-name="Normal">{if(e[i]&gt;tsa)</text:p>
      <text:p text:style-name="Normal"><text:s text:c="9"/>{fl1=1;</text:p>
      <text:p text:style-name="Normal"><text:s text:c="13"/>MT=a[i]+tsa;</text:p>
      <text:p text:style-name="Normal">e[i]=e[i]-tsa;<text:s/></text:p>
      <text:p text:style-name="Normal"><text:s text:c="10"/>printf("\nThe process executed just is %s",pro_name[i]);</text:p>
      <text:p text:style-name="Normal"><text:s text:c="10"/>}}</text:p>
      <text:p text:style-name="Normal">else</text:p>
      <text:p text:style-name="Normal"><text:s text:c="4"/>{if(e[i]&gt;ts)</text:p>
      <text:p text:style-name="Normal">{fl1=1;</text:p>
      <text:p text:style-name="Normal">MT=a[i]+ts;</text:p>
      <text:p text:style-name="Normal">e[i]=e[i]-ts;</text:p>
      <text:p text:style-name="Normal">printf("\nThe process executed just is %s",pro_name[i]);}}</text:p>
      <text:p text:style-name="Normal">if(fl1!=1)</text:p>
      <text:p text:style-name="Normal">{</text:p>
      <text:p text:style-name="Normal"><text:s text:c="4"/>MT=a[i]+e[i];</text:p>
      <text:p text:style-name="Normal">w[i]=MT-a[i]-ex[i];</text:p>
      <text:p text:style-name="Normal">ta[i]=w[i]+ex[i];</text:p>
      <text:p text:style-name="Normal">AV_WT=AV_WT+w[i];</text:p>
      <text:p text:style-name="Normal">AV_TA=AV_TA+ta[i];</text:p>
      <text:p text:style-name="Normal">l[i]=1;</text:p>
      <text:p text:style-name="Normal">printf("\nThe process executed just is %s",pro_name[i]);</text:p>
      <text:p text:style-name="Normal">}}}</text:p>
      <text:p text:style-name="Normal">}</text:p>
      <text:p text:style-name="Normal">for(j=0;j&lt;n;j++)</text:p>
      <text:p text:style-name="Normal">if(l[j]==0)</text:p>
      <text:p text:style-name="Normal">fl=1;</text:p>
      <text:p text:style-name="Normal">tsa=2*pre+tsa;</text:p>
      <text:p text:style-name="Normal">pre=2*pre;</text:p>
      <text:p text:style-name="Normal">}</text:p>
      <text:p text:style-name="Normal">AV_WT/=n;</text:p>
      <text:p text:style-name="Normal">AV_TA/=n;</text:p>
      <text:p text:style-name="Normal">printf("\nThe processes you entered along with waiting times and turn around times are:\n");</text:p>
      <text:p text:style-name="Normal">printf("Process name <text:s text:c="2"/>Exectime <text:s text:c="2"/>Waitingtime <text:s text:c="2"/>Turnaroundtime\n");</text:p>
      <text:p text:style-name="Normal">for(i=0;i&lt;n;i++)</text:p>
      <text:p text:style-name="Normal"><text:s text:c="16"/>printf("%s\t\t\t%d\t%d\t%d\n",pro_name[i],e[i],w[i],ta[i]);</text:p>
      <text:p text:style-name="Normal">printf("The Final time after execution is %d\n\nThe avarage waiting time is %f\n\nThe avarage turn around time is %f\n",MT,AV_WT,AV_TA);</text:p>
      <text:p text:style-name="Normal">getche();</text:p>
      <text:p text:style-name="Normal"><text:s text:c="9"/>return 0;}</text:p>
      <text:p text:style-name="Normal"/>
      <text:soft-page-break/>
      <text:h text:style-name="Heading1" text:outline-level="1">Synchronisation Problems</text:h>
      <text:h text:style-name="Heading2" text:outline-level="2">1.Producer-Consumer Problem</text:h>
      <text:p text:style-name="Normal"/>
      <text:p text:style-name="Normal">#include&lt;stdio.h&gt;</text:p>
      <text:p text:style-name="Normal">#include&lt;stdlib.h&gt;</text:p>
      <text:p text:style-name="Normal">#include&lt;pthread.h&gt;</text:p>
      <text:p text:style-name="Normal">#include&lt;semaphore.h&gt;</text:p>
      <text:p text:style-name="Normal">#define SIZE 5</text:p>
      <text:p text:style-name="Normal">typedef int buffer_item;</text:p>
      <text:p text:style-name="Normal">sem_t mutex;//semaphore mutex lock declaration</text:p>
      <text:p text:style-name="Normal">sem_init(&amp;mutex,0,1);//Getting default attributes to mutex</text:p>
      <text:p text:style-name="Normal">int empty=0;</text:p>
      <text:p text:style-name="Normal">int full=1;</text:p>
      <text:p text:style-name="Normal">int HEAD=-1;</text:p>
      <text:p text:style-name="Normal">int TAIL=-1;</text:p>
      <text:p text:style-name="Normal">buffer_item Buffer[SIZE];</text:p>
      <text:p text:style-name="Normal">//Wait function</text:p>
      <text:p text:style-name="Normal">void wait(int flag)</text:p>
      <text:p text:style-name="Normal">{</text:p>
      <text:p text:style-name="Normal"><text:s text:c="5"/>if(flag==0)</text:p>
      <text:p text:style-name="Normal"><text:s text:c="5"/>{while((HEAD+1)%SIZE==TAIL)</text:p>
      <text:p text:style-name="Normal"><text:s text:c="5"/>sleep(2);}</text:p>
      <text:p text:style-name="Normal"><text:s text:c="5"/>else</text:p>
      <text:p text:style-name="Normal"><text:s text:c="5"/>{while(HEAD==-1 &amp;&amp; TAIL==-1)</text:p>
      <text:p text:style-name="Normal"><text:s text:c="5"/>sleep(2);</text:p>
      <text:p text:style-name="Normal"><text:s text:c="5"/>}</text:p>
      <text:p text:style-name="Normal"><text:s text:c="5"/>}</text:p>
      <text:p text:style-name="Normal"><text:s text:c="5"/>//Signal function</text:p>
      <text:p text:style-name="Normal">void signal(int flag)</text:p>
      <text:p text:style-name="Normal">{</text:p>
      <text:p text:style-name="Normal"><text:s text:c="5"/>if(flag==0)</text:p>
      <text:p text:style-name="Normal"><text:s text:c="5"/>{</text:p>
      <text:p text:style-name="Normal"><text:s text:c="17"/>if(HEAD==TAIL)</text:p>
      <text:p text:style-name="Normal"><text:s text:c="11"/>{HEAD=-1;</text:p>
      <text:p text:style-name="Normal"><text:s text:c="11"/>TAIL=-1;</text:p>
      <text:p text:style-name="Normal"><text:s text:c="11"/>}</text:p>
      <text:p text:style-name="Normal"><text:s text:c="22"/>else</text:p>
      <text:p text:style-name="Normal"><text:s text:c="11"/>TAIL=(TAIL+1)%SIZE;</text:p>
      <text:p text:style-name="Normal"><text:s text:c="16"/>}</text:p>
      <text:p text:style-name="Normal"><text:s text:c="16"/>else</text:p>
      <text:p text:style-name="Normal"><text:s text:c="16"/>{</text:p>
      <text:p text:style-name="Normal"><text:s text:c="20"/>HEAD=(HEAD+1)%SIZE;</text:p>
      <text:p text:style-name="Normal"><text:s text:c="23"/>if(TAIL==-1)</text:p>
      <text:p text:style-name="Normal"><text:s text:c="6"/>TAIL=0;</text:p>
      <text:soft-page-break/>
      <text:p text:style-name="Normal"><text:s text:c="19"/>}</text:p>
      <text:p text:style-name="Normal"/>
      <text:p text:style-name="Normal"><text:s text:c="5"/>}</text:p>
      <text:p text:style-name="Normal"/>
      <text:p text:style-name="Normal"><text:s text:c="5"/>//Inserting item function for Producer thread</text:p>
      <text:p text:style-name="Normal">int insert_item(buffer_item item)</text:p>
      <text:p text:style-name="Normal">{wait(empty);</text:p>
      <text:p text:style-name="Normal">sem_wait(&amp;mutex);</text:p>
      <text:p text:style-name="Normal">//Critical section start</text:p>
      <text:p text:style-name="Normal"/>
      <text:p text:style-name="Normal">Buffer[((HEAD+1)%SIZE)]=item;</text:p>
      <text:p text:style-name="Normal"/>
      <text:p text:style-name="Normal"><text:s text:c="6"/>//Critical section end</text:p>
      <text:p text:style-name="Normal"><text:s text:c="6"/>sem_post(&amp;mutex);</text:p>
      <text:p text:style-name="Normal"><text:s text:c="6"/>signal(full);</text:p>
      <text:p text:style-name="Normal">}</text:p>
      <text:p text:style-name="Normal">//Removing or consuming item function for consumer thread</text:p>
      <text:p text:style-name="Normal">int remove_item()</text:p>
      <text:p text:style-name="Normal">{buffer_item temp;</text:p>
      <text:p text:style-name="Normal"><text:s text:c="4"/>wait(full);</text:p>
      <text:p text:style-name="Normal">sem_wait(&amp;mutex);</text:p>
      <text:p text:style-name="Normal">//Critical section start</text:p>
      <text:p text:style-name="Normal">temp=Buffer[TAIL];</text:p>
      <text:p text:style-name="Normal">//Critical section end</text:p>
      <text:p text:style-name="Normal">sem_post(&amp;mutex);</text:p>
      <text:p text:style-name="Normal"><text:s text:c="6"/>signal(empty);</text:p>
      <text:p text:style-name="Normal"><text:s text:c="6"/>return temp;</text:p>
      <text:p text:style-name="Normal"><text:s text:c="6"/>}</text:p>
      <text:p text:style-name="Normal"><text:s text:c="6"/>//Thread for Producer process</text:p>
      <text:p text:style-name="Normal"><text:s text:c="4"/>void *producer(void *param)</text:p>
      <text:p text:style-name="Normal"><text:s text:c="4"/>{</text:p>
      <text:p text:style-name="Normal"><text:s text:c="9"/>buffer_item item;</text:p>
      <text:p text:style-name="Normal"><text:s text:c="9"/>item=rand();</text:p>
      <text:p text:style-name="Normal"><text:s text:c="9"/>insert_item(item);</text:p>
      <text:p text:style-name="Normal"><text:s text:c="9"/>printf("Item - %d successfully produced",item);</text:p>
      <text:p text:style-name="Normal"><text:s text:c="9"/>}</text:p>
      <text:p text:style-name="Normal"><text:s text:c="9"/>//Thread for consumer process</text:p>
      <text:p text:style-name="Normal"><text:s text:c="4"/>void *consumer(void *param)</text:p>
      <text:p text:style-name="Normal"><text:s text:c="4"/>{</text:p>
      <text:p text:style-name="Normal"><text:s text:c="9"/>buffer_item temp;</text:p>
      <text:p text:style-name="Normal"><text:s text:c="9"/>temp=remove_item();</text:p>
      <text:p text:style-name="Normal"><text:s text:c="9"/>printf("The item consumed successfully is %d",temp);</text:p>
      <text:p text:style-name="Normal"><text:s text:c="9"/>}</text:p>
      <text:p text:style-name="Normal">int main()</text:p>
      <text:p text:style-name="Normal">{int i,j;</text:p>
      <text:soft-page-break/>
      <text:p text:style-name="Normal"><text:s text:c="4"/>pthread_t tid1[5],tid2[5];//Thread id's</text:p>
      <text:p text:style-name="Normal">pthread_attr_t attr;//Thread attributes</text:p>
      <text:p text:style-name="Normal">pthread_attr_init(&amp;attr);//Setting thread attributes to their default value</text:p>
      <text:p text:style-name="Normal">printf("Enter the number of producer and consumer processes you want:");</text:p>
      <text:p text:style-name="Normal">scanf("%d%d",&amp;i,&amp;j);</text:p>
      <text:p text:style-name="Normal">while(i)</text:p>
      <text:p text:style-name="Normal">{pthread_create(&amp;tid1[i],&amp;attr,producer,i);</text:p>
      <text:p text:style-name="Normal">i--;</text:p>
      <text:p text:style-name="Normal">}</text:p>
      <text:p text:style-name="Normal">while(j)</text:p>
      <text:p text:style-name="Normal">{pthread_create(&amp;tid2[j],&amp;attr,consumer,i);</text:p>
      <text:p text:style-name="Normal">j--;</text:p>
      <text:p text:style-name="Normal">}</text:p>
      <text:p text:style-name="Normal">sleep(60);</text:p>
      <text:p text:style-name="Normal">}</text:p>
      <text:p text:style-name="Normal"/>
      <text:h text:style-name="Heading2" text:outline-level="2">2.Reader-Writer Starvation Free Solution</text:h>
      <text:p text:style-name="Normal"/>
      <text:p text:style-name="Normal">#include&lt;stdio.h&gt;</text:p>
      <text:p text:style-name="Normal">#include&lt;stdlib.h&gt;</text:p>
      <text:p text:style-name="Normal">#include&lt;windows.h&gt;</text:p>
      <text:p text:style-name="Normal">int mutex[3],wrt,rd,flag;//semaphore mutex lock declaration</text:p>
      <text:p text:style-name="Normal">int readercount,writercount;</text:p>
      <text:p text:style-name="Normal">int read[6][2],write[6][2];</text:p>
      <text:p text:style-name="Normal">int p(int *mutex)</text:p>
      <text:p text:style-name="Normal">{</text:p>
      <text:p text:style-name="Normal"><text:s/>while(*mutex==0)</text:p>
      <text:p text:style-name="Normal"><text:s/>sleep(2);</text:p>
      <text:p text:style-name="Normal"><text:s/>*mutex=0; <text:s text:c="2"/></text:p>
      <text:p text:style-name="Normal"><text:s text:c="4"/>}</text:p>
      <text:p text:style-name="Normal">int v(int *mutex)</text:p>
      <text:p text:style-name="Normal">{</text:p>
      <text:p text:style-name="Normal"><text:s text:c="4"/>*mutex=1;</text:p>
      <text:p text:style-name="Normal">}</text:p>
      <text:p text:style-name="Normal">//Wait function</text:p>
      <text:p text:style-name="Normal">int readerwriterlockwait(char *mode)</text:p>
      <text:p text:style-name="Normal">{</text:p>
      <text:p text:style-name="Normal"><text:s text:c="27"/>if(mode=="write")</text:p>
      <text:p text:style-name="Normal"><text:s text:c="27"/>{p(&amp;flag);</text:p>
      <text:p text:style-name="Normal"><text:s text:c="44"/>p(&amp;mutex[0]);//To make the below atomic and exclusive</text:p>
      <text:p text:style-name="Normal"><text:s text:c="27"/>writercount++;</text:p>
      <text:p text:style-name="Normal"><text:s text:c="27"/>if(writercount==1)//If first writer, then there is a need to check if any one is reading</text:p>
      <text:p text:style-name="Normal"><text:s text:c="27"/>p(&amp;rd);</text:p>
      <text:p text:style-name="Normal"><text:s text:c="27"/>v(&amp;mutex[0]);</text:p>
      <text:soft-page-break/>
      <text:p text:style-name="Normal"><text:s text:c="13"/><text:s text:c="16"/>p(&amp;wrt);//Write lock, so that when one is modifying, the other cannot touch it</text:p>
      <text:p text:style-name="Normal"><text:s text:c="49"/>}</text:p>
      <text:p text:style-name="Normal"><text:s text:c="27"/>else</text:p>
      <text:p text:style-name="Normal"><text:s text:c="26"/>{ p(&amp;flag);</text:p>
      <text:p text:style-name="Normal"><text:s text:c="31"/>p(&amp;mutex[1]);//To make the below atomic and exclusive</text:p>
      <text:p text:style-name="Normal"><text:s text:c="31"/>p(&amp;rd);//Read lock to show that some one has started reading</text:p>
      <text:p text:style-name="Normal"><text:s text:c="31"/>p(&amp;mutex[2]);//To make the below atomic and exclusive and also to avoid signal of other read to modify readercount at the same time</text:p>
      <text:p text:style-name="Normal"><text:s text:c="31"/>readercount++;</text:p>
      <text:p text:style-name="Normal"><text:s text:c="31"/>if(readercount==1)//If he is a first reader, he must make sure that no one is modifying or writing</text:p>
      <text:p text:style-name="Normal"><text:s text:c="31"/>p(&amp;wrt);</text:p>
      <text:p text:style-name="Normal"><text:s text:c="31"/>v(&amp;mutex[2]);</text:p>
      <text:p text:style-name="Normal"><text:s text:c="31"/>v(&amp;rd);//Lock is removed before the reading process has begun because two readers can read at the same time</text:p>
      <text:p text:style-name="Normal"><text:s text:c="31"/>v(&amp;mutex[1]);</text:p>
      <text:p text:style-name="Normal"><text:s text:c="31"/>v(&amp;flag);</text:p>
      <text:p text:style-name="Normal"><text:s text:c="31"/>}</text:p>
      <text:p text:style-name="Normal"><text:s text:c="53"/>}</text:p>
      <text:p text:style-name="Normal">//Signal function <text:s text:c="3"/></text:p>
      <text:p text:style-name="Normal">int readerwriterlocksignal(char *mode)</text:p>
      <text:p text:style-name="Normal">{</text:p>
      <text:p text:style-name="Normal"><text:s text:c="29"/>if(mode=="write")</text:p>
      <text:p text:style-name="Normal"><text:s text:c="25"/>{ v(&amp;wrt);//Writing lock is removed</text:p>
      <text:p text:style-name="Normal"><text:s text:c="26"/>v(&amp;flag);</text:p>
      <text:p text:style-name="Normal"><text:s text:c="29"/>p(&amp;mutex[0]);//To make the below ones atomic and exclusive</text:p>
      <text:p text:style-name="Normal"><text:s text:c="26"/>writercount--;</text:p>
      <text:p text:style-name="Normal"><text:s text:c="26"/>if(writercount==0)</text:p>
      <text:p text:style-name="Normal"><text:s text:c="26"/>v(&amp;rd);//Reading lock is removed, now any one can read since no writer is modifying</text:p>
      <text:p text:style-name="Normal"><text:s text:c="26"/>v(&amp;mutex[0]);</text:p>
      <text:p text:style-name="Normal"><text:s text:c="52"/>}</text:p>
      <text:p text:style-name="Normal"><text:s text:c="29"/>else</text:p>
      <text:p text:style-name="Normal"><text:s text:c="24"/>{p(&amp;mutex[2]);</text:p>
      <text:p text:style-name="Normal"><text:s text:c="26"/>readercount--;</text:p>
      <text:p text:style-name="Normal"><text:s text:c="24"/>if(readercount==0)</text:p>
      <text:p text:style-name="Normal"><text:s text:c="24"/>v(&amp;wrt);</text:p>
      <text:p text:style-name="Normal"><text:s text:c="24"/>v(&amp;mutex[2]);</text:p>
      <text:p text:style-name="Normal"><text:s text:c="45"/>}</text:p>
      <text:p text:style-name="Normal"><text:s text:c="24"/></text:p>
      <text:p text:style-name="Normal">}</text:p>
      <text:p text:style-name="Normal"/>
      <text:p text:style-name="Normal">//Reader thread</text:p>
      <text:p text:style-name="Normal">DWORD WINAPI Reader(LPVOID *Param)</text:p>
      <text:p text:style-name="Normal">{DWORD i=*(DWORD *)Param;</text:p>
      <text:p text:style-name="Normal">char *mode;</text:p>
      <text:soft-page-break/>
      <text:p text:style-name="Normal">//Not arrived</text:p>
      <text:p text:style-name="Normal">sleep(read[i][0]*1000);</text:p>
      <text:p text:style-name="Normal">//Arrived</text:p>
      <text:p text:style-name="Normal"><text:s text:c="6"/>mode="read";</text:p>
      <text:p text:style-name="Normal"><text:s text:c="5"/>readerwriterlockwait(mode);</text:p>
      <text:p text:style-name="Normal"><text:s text:c="10"/>//Reads the item</text:p>
      <text:p text:style-name="Normal"><text:s text:c="5"/>sleep(read[i][1]*1000);</text:p>
      <text:p text:style-name="Normal"><text:s text:c="5"/>//Completed reading</text:p>
      <text:p text:style-name="Normal"><text:s text:c="5"/>readerwriterlocksignal(mode);</text:p>
      <text:p text:style-name="Normal"><text:s text:c="5"/>printf(" Reader-%d has completed reading\n",i+1);</text:p>
      <text:p text:style-name="Normal"><text:s text:c="10"/></text:p>
      <text:p text:style-name="Normal"><text:s text:c="5"/>}</text:p>
      <text:p text:style-name="Normal"><text:s text:c="5"/>//Writer thread</text:p>
      <text:p text:style-name="Normal">DWORD WINAPI Writer(LPVOID *Param)</text:p>
      <text:p text:style-name="Normal">{char *mode;</text:p>
      <text:p text:style-name="Normal"><text:s text:c="6"/>DWORD i=*(DWORD *)Param;</text:p>
      <text:p text:style-name="Normal"><text:s text:c="6"/>//Not arrived</text:p>
      <text:p text:style-name="Normal"><text:s text:c="6"/>sleep(write[i][0]*1000);</text:p>
      <text:p text:style-name="Normal"><text:s text:c="6"/>//Arrived</text:p>
      <text:p text:style-name="Normal"><text:s text:c="6"/>mode="write";</text:p>
      <text:p text:style-name="Normal">readerwriterlockwait(mode);</text:p>
      <text:p text:style-name="Normal">//Modifies an item</text:p>
      <text:p text:style-name="Normal"><text:s text:c="5"/>sleep(write[i][1]*1000);</text:p>
      <text:p text:style-name="Normal">//Completed modifying</text:p>
      <text:p text:style-name="Normal">readerwriterlocksignal(mode);</text:p>
      <text:p text:style-name="Normal"><text:s/>printf(" Writer-%d has completed modifying\n",i+1);</text:p>
      <text:p text:style-name="Normal">}</text:p>
      <text:p text:style-name="Normal">int main()</text:p>
      <text:p text:style-name="Normal">{readercount=0;</text:p>
      <text:p text:style-name="Normal">writercount=0;</text:p>
      <text:p text:style-name="Normal"/>
      <text:p text:style-name="Normal">flag=1;</text:p>
      <text:p text:style-name="Normal">mutex[0]=1;</text:p>
      <text:p text:style-name="Normal">mutex[1]=1;</text:p>
      <text:p text:style-name="Normal">mutex[2]=1;</text:p>
      <text:p text:style-name="Normal">wrt=1;</text:p>
      <text:p text:style-name="Normal">rd=1;</text:p>
      <text:p text:style-name="Normal">int l;</text:p>
      <text:p text:style-name="Normal">int Param[6];</text:p>
      <text:p text:style-name="Normal"><text:s text:c="2"/>DWORD ThreadId[6];</text:p>
      <text:p text:style-name="Normal">int i,j;</text:p>
      <text:p text:style-name="Normal">int readcount,writecount;</text:p>
      <text:p text:style-name="Normal">//Reader input start</text:p>
      <text:p text:style-name="Normal">printf("Enter the number of readers:");</text:p>
      <text:p text:style-name="Normal">scanf("%d",&amp;readcount);</text:p>
      <text:soft-page-break/>
      <text:p text:style-name="Normal">printf("Enter the arrival time and reading time of %d readers\n",readcount);</text:p>
      <text:p text:style-name="Normal">for(i=0;i&lt;readcount;i++)</text:p>
      <text:p text:style-name="Normal">for(j=0;j&lt;2;j++)</text:p>
      <text:p text:style-name="Normal">scanf("%d",&amp;read[i][j]);</text:p>
      <text:p text:style-name="Normal">//Reader input end</text:p>
      <text:p text:style-name="Normal">//Writer input start</text:p>
      <text:p text:style-name="Normal">printf("Enter the number of writers:");</text:p>
      <text:p text:style-name="Normal">scanf("%d",&amp;writecount);</text:p>
      <text:p text:style-name="Normal">printf("Enter the arrival time and writing time of %d writers\n",writecount);</text:p>
      <text:p text:style-name="Normal">for(i=0;i&lt;writecount;i++)</text:p>
      <text:p text:style-name="Normal">for(j=0;j&lt;2;j++)</text:p>
      <text:p text:style-name="Normal">scanf("%d",&amp;write[i][j]);</text:p>
      <text:p text:style-name="Normal">//Writer input end</text:p>
      <text:p text:style-name="Normal"><text:s/>HANDLE ThreadHandleReader[6];</text:p>
      <text:p text:style-name="Normal"><text:s text:c="5"/>l=readcount-1;</text:p>
      <text:p text:style-name="Normal"><text:s text:c="4"/>while(l!=-1)</text:p>
      <text:p text:style-name="Normal"><text:s text:c="4"/>{Param[l]=l;</text:p>
      <text:p text:style-name="Normal"><text:s text:c="4"/>ThreadHandleReader[l]=CreateThread(NULL,0,Reader,&amp;Param[l],0,&amp;ThreadId[l]);</text:p>
      <text:p text:style-name="Normal"><text:s text:c="4"/>l--;</text:p>
      <text:p text:style-name="Normal">}</text:p>
      <text:p text:style-name="Normal"><text:s/>HANDLE ThreadHandleWriter[6];</text:p>
      <text:p text:style-name="Normal"><text:s text:c="4"/>l=writecount-1;</text:p>
      <text:p text:style-name="Normal"><text:s text:c="4"/>while(l!=-1)</text:p>
      <text:p text:style-name="Normal"><text:s text:c="4"/>{Param[l]=l;</text:p>
      <text:p text:style-name="Normal"><text:s text:c="4"/>ThreadHandleWriter[l]=CreateThread(NULL,0,Writer,&amp;Param[l],0,&amp;ThreadId[l]);</text:p>
      <text:p text:style-name="Normal"><text:s text:c="4"/>l--;</text:p>
      <text:p text:style-name="Normal">}</text:p>
      <text:p text:style-name="Normal">getche(); <text:s text:c="2"/></text:p>
      <text:p text:style-name="Normal">}</text:p>
      <text:p text:style-name="Normal"/>
      <text:h text:style-name="Heading2" text:outline-level="2">3.Dining Philosopher Problem</text:h>
      <text:p text:style-name="Normal"/>
      <text:p text:style-name="Normal"/>
      <text:p text:style-name="Normal">#include&lt;stdio.h&gt;</text:p>
      <text:p text:style-name="Normal">#include&lt;conio.h&gt;</text:p>
      <text:p text:style-name="Normal">#include&lt;stdlib.h&gt;</text:p>
      <text:p text:style-name="Normal">#include&lt;windows.h&gt;</text:p>
      <text:p text:style-name="Normal">int Chopstick[5];//Each chopstick is a semaphore</text:p>
      <text:p text:style-name="Normal">//If chopstick=1, the chopstick is free, otherwise someone grabbed it</text:p>
      <text:p text:style-name="Normal">int l;</text:p>
      <text:p text:style-name="Normal">int TE[5][2];//For storing the eating and thinking time of philosophers</text:p>
      <text:p text:style-name="Normal"/>
      <text:p text:style-name="Normal">Wait(int i)</text:p>
      <text:p text:style-name="Normal">{</text:p>
      <text:soft-page-break/>
      <text:p text:style-name="Normal"><text:s text:c="6"/>while(1)</text:p>
      <text:p text:style-name="Normal"><text:s text:c="6"/>{while(Chopstick[i]==0)//He goes on checking for left chopstick</text:p>
      <text:p text:style-name="Normal"><text:s text:c="6"/>sleep(2);</text:p>
      <text:p text:style-name="Normal"><text:s text:c="6"/>Chopstick[i]=0;//Immediately grabs the left chopstick</text:p>
      <text:p text:style-name="Normal"><text:s text:c="3"/></text:p>
      <text:p text:style-name="Normal"><text:s text:c="6"/>if(Chopstick[(i+1)%5]==0)//If right chopstick found he breaks</text:p>
      <text:p text:style-name="Normal"><text:s text:c="6"/>break;</text:p>
      <text:p text:style-name="Normal"><text:s text:c="6"/>Chopstick[i]=1;//Otherwise he will release the left chopstick and again goes back</text:p>
      <text:p text:style-name="Normal"><text:s text:c="6"/>sleep(2);</text:p>
      <text:p text:style-name="Normal"><text:s text:c="6"/>}</text:p>
      <text:p text:style-name="Normal"><text:s text:c="6"/>Chopstick[(i+1)%5]=0; //Right chopstick is also grabbed</text:p>
      <text:p text:style-name="Normal"><text:s text:c="12"/>}</text:p>
      <text:p text:style-name="Normal">Signal(int i)</text:p>
      <text:p text:style-name="Normal">{Chopstick[i]=1;</text:p>
      <text:p text:style-name="Normal">Chopstick[(i+1)%5]=1;</text:p>
      <text:p text:style-name="Normal">}</text:p>
      <text:p text:style-name="Normal">DWORD WINAPI Eat(LPVOID *Param)</text:p>
      <text:p text:style-name="Normal">{DWORD i=*Param;</text:p>
      <text:p text:style-name="Normal">sleep(TE[i][0]*1000);//Thinking</text:p>
      <text:p text:style-name="Normal">Wait(i);</text:p>
      <text:p text:style-name="Normal">sleep(TE[i][1]*1000);//Eating</text:p>
      <text:p text:style-name="Normal">Signal(i);</text:p>
      <text:p text:style-name="Normal">printf("Philosopher %d has completed eating\n",*(DWORD*)Param+1);</text:p>
      <text:p text:style-name="Normal">return 0;}</text:p>
      <text:p text:style-name="Normal">int main()</text:p>
      <text:p text:style-name="Normal">{int i,j;</text:p>
      <text:p text:style-name="Normal"><text:s text:c="4"/>l=4;</text:p>
      <text:p text:style-name="Normal"><text:s text:c="4"/>while(l!=-1)</text:p>
      <text:p text:style-name="Normal">{Chopstick[l]=1;</text:p>
      <text:p text:style-name="Normal">l--;}</text:p>
      <text:p text:style-name="Normal">printf("Enter the values of thinking and eating for five philosophers:\n");</text:p>
      <text:p text:style-name="Normal">for(i=0;i&lt;5;i++)</text:p>
      <text:p text:style-name="Normal">for(j=0;j&lt;2;j++)</text:p>
      <text:p text:style-name="Normal">scanf("%d",&amp;TE[i][j]);</text:p>
      <text:p text:style-name="Normal"><text:s text:c="4"/>HANDLE ThreadHandle[5];</text:p>
      <text:p text:style-name="Normal"><text:s text:c="4"/>DWORD ThreadId[5];</text:p>
      <text:p text:style-name="Normal"><text:s text:c="4"/>int Param[5];</text:p>
      <text:p text:style-name="Normal"><text:s text:c="4"/>l=4;</text:p>
      <text:p text:style-name="Normal"><text:s text:c="4"/>while(l!=-1)</text:p>
      <text:p text:style-name="Normal"><text:s text:c="4"/>{Param[l]=l;</text:p>
      <text:p text:style-name="Normal"><text:s text:c="4"/>ThreadHandle[l]=CreateThread(NULL,0,Eat,&amp;Param[l],0,&amp;ThreadId[l]);</text:p>
      <text:p text:style-name="Normal"><text:s text:c="4"/>l--;</text:p>
      <text:p text:style-name="Normal">}</text:p>
      <text:p text:style-name="Normal">getche();</text:p>
      <text:p text:style-name="Normal"><text:s text:c="9"/>return 0;}</text:p>
      <text:soft-page-break/>
      <text:h text:style-name="Heading1" text:outline-level="1">Banker’s algorithm</text:h>
      <text:p text:style-name="Normal"/>
      <text:h text:style-name="Heading2" text:outline-level="2">Input text file</text:h>
      <text:p text:style-name="Normal"/>
      <text:p text:style-name="Normal">Total</text:p>
      <text:p text:style-name="Normal">10<text:tab/>5<text:tab/>7</text:p>
      <text:p text:style-name="Normal">Maximum Resources</text:p>
      <text:p text:style-name="Normal">7<text:tab/>5<text:tab/>3</text:p>
      <text:p text:style-name="Normal">3<text:tab/>2<text:tab/>2</text:p>
      <text:p text:style-name="Normal">9<text:tab/>0<text:tab/>2</text:p>
      <text:p text:style-name="Normal">2<text:tab/>2<text:tab/>2</text:p>
      <text:p text:style-name="Normal">4<text:tab/>3<text:tab/>3</text:p>
      <text:p text:style-name="Normal">Allocated Resources</text:p>
      <text:p text:style-name="Normal">0<text:tab/>1<text:tab/>0</text:p>
      <text:p text:style-name="Normal">2<text:tab/>0<text:tab/>0</text:p>
      <text:p text:style-name="Normal">1<text:tab/>0<text:tab/>1</text:p>
      <text:p text:style-name="Normal">2<text:tab/>1<text:tab/>1</text:p>
      <text:p text:style-name="Normal">0<text:tab/>0<text:tab/>2</text:p>
      <text:h text:style-name="Heading2" text:outline-level="2">Programme<text:s/>for Banker’s algorithm</text:h>
      <text:p text:style-name="Normal"/>
      <text:p text:style-name="Normal">#include&lt;stdio.h&gt;</text:p>
      <text:p text:style-name="Normal">int main()</text:p>
      <text:p text:style-name="Normal">{FILE *fp;</text:p>
      <text:p text:style-name="Normal">int i,j;</text:p>
      <text:p text:style-name="Normal">char temp1[10];</text:p>
      <text:p text:style-name="Normal">fp=fopen("banker.txt","r");</text:p>
      <text:p text:style-name="Normal">int max[5][5],allo[5][5],need[5][5];//For the processes sake to give maximum, allocated and needed //resources</text:p>
      <text:p text:style-name="Normal">int avai[3];//Available resources</text:p>
      <text:p text:style-name="Normal">fscanf(fp,"%s",temp1);//Reading from file</text:p>
      <text:p text:style-name="Normal">printf("%s\n",temp1);</text:p>
      <text:p text:style-name="Normal">printf("\n");</text:p>
      <text:p text:style-name="Normal">for(i=0;i&lt;3;i++)</text:p>
      <text:p text:style-name="Normal">{fscanf(fp,"%s",temp1);</text:p>
      <text:p text:style-name="Normal">avai[i]=atoi(temp1);</text:p>
      <text:p text:style-name="Normal">printf("%d\t",avai[i]);</text:p>
      <text:p text:style-name="Normal">}</text:p>
      <text:p text:style-name="Normal">printf("\n");</text:p>
      <text:p text:style-name="Normal">printf("\n");</text:p>
      <text:p text:style-name="Normal">//For maximum resources start</text:p>
      <text:p text:style-name="Normal">fscanf(fp,"%s",temp1);//Reading from file</text:p>
      <text:p text:style-name="Normal">printf("%s\t",temp1);</text:p>
      <text:p text:style-name="Normal">fscanf(fp,"%s",temp1);//Reading from file</text:p>
      <text:soft-page-break/>
      <text:p text:style-name="Normal">printf("%s\n",temp1);</text:p>
      <text:p text:style-name="Normal">printf("\n");</text:p>
      <text:p text:style-name="Normal">for(i=0;i&lt;5;i++)</text:p>
      <text:p text:style-name="Normal">{for(j=0;j&lt;3;j++)</text:p>
      <text:p text:style-name="Normal">{fscanf(fp,"%s",temp1);</text:p>
      <text:p text:style-name="Normal">max[i][j]=atoi(temp1);</text:p>
      <text:p text:style-name="Normal">printf("%d\t",max[i][j]);</text:p>
      <text:p text:style-name="Normal">}</text:p>
      <text:p text:style-name="Normal">printf("\n");}</text:p>
      <text:p text:style-name="Normal">//Maximum rexsources end</text:p>
      <text:p text:style-name="Normal">printf("\n\n");</text:p>
      <text:p text:style-name="Normal">//Allocated resouces start</text:p>
      <text:p text:style-name="Normal">fscanf(fp,"%s",temp1);//Reading from file</text:p>
      <text:p text:style-name="Normal">printf("%s\t",temp1);</text:p>
      <text:p text:style-name="Normal">fscanf(fp,"%s",temp1);//Reading from file</text:p>
      <text:p text:style-name="Normal">printf("%s\n",temp1);</text:p>
      <text:p text:style-name="Normal">printf("\n");</text:p>
      <text:p text:style-name="Normal">for(i=0;i&lt;5;i++)</text:p>
      <text:p text:style-name="Normal">{for(j=0;j&lt;3;j++)</text:p>
      <text:p text:style-name="Normal">{fscanf(fp,"%s",temp1);</text:p>
      <text:p text:style-name="Normal">allo[i][j]=atoi(temp1);</text:p>
      <text:p text:style-name="Normal">printf("%d\t",allo[i][j]);}</text:p>
      <text:p text:style-name="Normal">printf("\n");}</text:p>
      <text:p text:style-name="Normal">//Allocated resources end</text:p>
      <text:p text:style-name="Normal">//Needed resources start</text:p>
      <text:p text:style-name="Normal">printf("\n\n");</text:p>
      <text:p text:style-name="Normal">printf("Needed Resources\n\n");</text:p>
      <text:p text:style-name="Normal">for(i=0;i&lt;5;i++)</text:p>
      <text:p text:style-name="Normal">{for(j=0;j&lt;3;j++)</text:p>
      <text:p text:style-name="Normal">{</text:p>
      <text:p text:style-name="Normal">need[i][j]=max[i][j]-allo[i][j];</text:p>
      <text:p text:style-name="Normal">printf("%d\t",need[i][j]);</text:p>
      <text:p text:style-name="Normal">}</text:p>
      <text:p text:style-name="Normal">printf("\n");}</text:p>
      <text:p text:style-name="Normal">//Needed resources end</text:p>
      <text:p text:style-name="Normal">//Making the available resources apt</text:p>
      <text:p text:style-name="Normal">for(j=0;j&lt;3;j++)</text:p>
      <text:p text:style-name="Normal">for(i=0;i&lt;5;i++)</text:p>
      <text:p text:style-name="Normal">avai[j]=avai[j]-allo[i][j];</text:p>
      <text:p text:style-name="Normal">printf("\n");</text:p>
      <text:p text:style-name="Normal">printf("The available resources at present are:\n");</text:p>
      <text:p text:style-name="Normal">printf("\n");</text:p>
      <text:p text:style-name="Normal">for(j=0;j&lt;3;j++)</text:p>
      <text:p text:style-name="Normal">printf("%d\t",avai[j]);</text:p>
      <text:p text:style-name="Normal">printf("\n\n");</text:p>
      <text:soft-page-break/>
      <text:p text:style-name="Normal">//End of making available resources apt</text:p>
      <text:p text:style-name="Normal">//Input start</text:p>
      <text:p text:style-name="Normal">int id,req[5][3];</text:p>
      <text:p text:style-name="Normal">printf("Enter the process id number:");</text:p>
      <text:p text:style-name="Normal">scanf("%d",&amp;id);</text:p>
      <text:p text:style-name="Normal">printf("Enter the three resources");</text:p>
      <text:p text:style-name="Normal">scanf("%d%d%d",&amp;req[id][0],&amp;req[id][1],&amp;req[id][2]);</text:p>
      <text:p text:style-name="Normal">//Input end</text:p>
      <text:p text:style-name="Normal">//Solution start</text:p>
      <text:p text:style-name="Normal">int Fin[5];</text:p>
      <text:p text:style-name="Normal">for(i=0;i&lt;5;i++)</text:p>
      <text:p text:style-name="Normal">Fin[i]=0;</text:p>
      <text:p text:style-name="Normal">//Consider the resources are allocated</text:p>
      <text:p text:style-name="Normal">printf("\nAfter allocating the resources to p-%d the available resources are\n",id);</text:p>
      <text:p text:style-name="Normal">for(j=0;j&lt;3;j++)</text:p>
      <text:p text:style-name="Normal">{avai[j]=avai[j]-req[id][j];</text:p>
      <text:p text:style-name="Normal">allo[id][j]=allo[id][j]+req[id][j];</text:p>
      <text:p text:style-name="Normal">need[id][j]=max[id][j]-allo[id][j];</text:p>
      <text:p text:style-name="Normal">printf("%d\t",avai[j]);</text:p>
      <text:p text:style-name="Normal">}</text:p>
      <text:p text:style-name="Normal">printf("\n");</text:p>
      <text:p text:style-name="Normal">//End of consideration</text:p>
      <text:p text:style-name="Normal">//Checking for safe/Unsafe state</text:p>
      <text:p text:style-name="Normal">while(1)</text:p>
      <text:p text:style-name="Normal">{for(i=0;i&lt;5;i++)</text:p>
      <text:p text:style-name="Normal">{if(Fin[i]==0&amp;&amp;need[i][0]&lt;=avai[0]&amp;&amp;need[i][1]&lt;=avai[1]&amp;&amp;need[i][2]&lt;=avai[2])</text:p>
      <text:p text:style-name="Normal">break;}</text:p>
      <text:p text:style-name="Normal">if(i==5)</text:p>
      <text:p text:style-name="Normal">break;</text:p>
      <text:p text:style-name="Normal">for(j=0;j&lt;3;j++)</text:p>
      <text:p text:style-name="Normal">avai[j]=avai[j]+allo[i][j];</text:p>
      <text:p text:style-name="Normal">Fin[i]=1;</text:p>
      <text:p text:style-name="Normal">printf("\nThe process finished is p-%d",i);}</text:p>
      <text:p text:style-name="Normal">//End of checking</text:p>
      <text:p text:style-name="Normal">//Checking for finish of all</text:p>
      <text:p text:style-name="Normal">for(i=0;i&lt;5;i++)</text:p>
      <text:p text:style-name="Normal">if(Fin[i]==0)</text:p>
      <text:p text:style-name="Normal">break;</text:p>
      <text:p text:style-name="Normal">if(i==5)</text:p>
      <text:p text:style-name="Normal">printf("\nThe allocation is safe\n");</text:p>
      <text:p text:style-name="Normal">else</text:p>
      <text:p text:style-name="Normal">printf("\nThe allocation is unsafe\n");</text:p>
      <text:p text:style-name="Normal">//End of checking</text:p>
      <text:p text:style-name="Normal">//Solution end</text:p>
      <text:p text:style-name="Normal">getche();}</text:p>
      <text:soft-page-break/>
      <text:h text:style-name="Heading1" text:outline-level="1">Page Replacement Algorithms</text:h>
      <text:p text:style-name="Normal"/>
      <text:h text:style-name="Heading2" text:outline-level="2">Input file (Input.txt – same for all algorithms)</text:h>
      <text:p text:style-name="Normal"/>
      <text:p text:style-name="Normal">20</text:p>
      <text:p text:style-name="Normal"/>
      <text:p text:style-name="Normal">7 0 1 2 0 3 0 4 2 3 0 3 2 1 2 0 1 7 0 1</text:p>
      <text:p text:style-name="Normal"/>
      <text:p text:style-name="Normal"/>
      <text:h text:style-name="Heading2" text:outline-level="2">1.FIFO</text:h>
      <text:p text:style-name="Normal"/>
      <text:p text:style-name="Normal">#include&lt;stdio.h&gt;</text:p>
      <text:p text:style-name="Normal">#define SIZE 3</text:p>
      <text:p text:style-name="Normal">int full=0;//To check whether all frames are filled</text:p>
      <text:p text:style-name="Normal">int a[21];//To take the input of reference string</text:p>
      <text:p text:style-name="Normal">int frame[SIZE];//This is for frames</text:p>
      <text:p text:style-name="Normal">int repptr=0;//The pointer for the page that needs to be replaced</text:p>
      <text:p text:style-name="Normal">int count=0;//For counting number of page faults</text:p>
      <text:p text:style-name="Normal">int display()//To display the elements of the frame</text:p>
      <text:p text:style-name="Normal">{int i;</text:p>
      <text:p text:style-name="Normal">printf("\nThe elements in the frame are\n");</text:p>
      <text:p text:style-name="Normal">for(i=0;i&lt;full;i++)</text:p>
      <text:p text:style-name="Normal">printf("%d\n",frame[i]);</text:p>
      <text:p text:style-name="Normal"><text:s text:c="4"/>}</text:p>
      <text:p text:style-name="Normal">int Pagerep(int ele)</text:p>
      <text:p text:style-name="Normal">{</text:p>
      <text:p text:style-name="Normal"><text:s/>int temp;</text:p>
      <text:p text:style-name="Normal"><text:s text:c="20"/></text:p>
      <text:p text:style-name="Normal"><text:s/>temp=frame[repptr];</text:p>
      <text:p text:style-name="Normal"><text:s/>frame[repptr]=ele;</text:p>
      <text:p text:style-name="Normal"><text:s/>repptr++;//The pointer moves to the next frame since the current frame became the newest</text:p>
      <text:p text:style-name="Normal"><text:s text:c="2"/>if(repptr==SIZE)</text:p>
      <text:p text:style-name="Normal"><text:s/>repptr=0;</text:p>
      <text:p text:style-name="Normal"><text:s/>return temp; <text:s text:c="2"/>//Returns the victim page</text:p>
      <text:p text:style-name="Normal">}</text:p>
      <text:p text:style-name="Normal">int Pagefault(int ele)</text:p>
      <text:p text:style-name="Normal">{if(full!=SIZE)</text:p>
      <text:p text:style-name="Normal"><text:s text:c="15"/>frame[full++]=ele;//Untill all the frames fill, there is no call for page replacement</text:p>
      <text:p text:style-name="Normal">else</text:p>
      <text:p text:style-name="Normal">printf("The page replaced is %d",Pagerep(ele));//Displaying of victim page</text:p>
      <text:p text:style-name="Normal">}</text:p>
      <text:p text:style-name="Normal">int Search(int ele)//This would search and return the flag that tells whether the page is already //present in the frame or not</text:p>
      <text:soft-page-break/>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text:p>
      <text:p text:style-name="Normal"><text:s text:c="4"/>break;</text:p>
      <text:p text:style-name="Normal">}}</text:p>
      <text:p text:style-name="Normal"><text:s/>return flag; <text:s text:c="2"/></text:p>
      <text:p text:style-name="Normal">}</text:p>
      <text:p text:style-name="Normal">int main()</text:p>
      <text:p text:style-name="Normal">{int n,i;</text:p>
      <text:p text:style-name="Normal"><text:s text:c="4"/>FILE *fp;//For taking input from a file</text:p>
      <text:p text:style-name="Normal"><text:s text:c="4"/>//Start</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fclose(fp);</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End</text:p>
      <text:p text:style-name="Normal"><text:s text:c="4"/>for(i=0;i&lt;n;i++)</text:p>
      <text:p text:style-name="Normal"><text:s text:c="4"/>{</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40"/>}</text:p>
      <text:p text:style-name="Normal"><text:s text:c="20"/>printf("\nThe number of page faults are %d\n",count);</text:p>
      <text:p text:style-name="Normal"><text:s text:c="20"/>getche();//For waiting</text:p>
      <text:p text:style-name="Normal">return 0;</text:p>
      <text:p text:style-name="Normal">}</text:p>
      <text:p text:style-name="Normal"/>
      <text:h text:style-name="Heading2" text:outline-level="2">2.Optimal Page Replacement Algorithm</text:h>
      <text:p text:style-name="Normal"/>
      <text:p text:style-name="Normal">#include&lt;stdio.h&gt;</text:p>
      <text:p text:style-name="Normal">#define SIZE 3</text:p>
      <text:soft-page-break/>
      <text:p text:style-name="Normal">int full=0;//To check whether all frames are filled</text:p>
      <text:p text:style-name="Normal">int a[21],n;//To take the input</text:p>
      <text:p text:style-name="Normal">int frame[SIZE];</text:p>
      <text:p text:style-name="Normal">static int f=0;</text:p>
      <text:p text:style-name="Normal">int repptr;</text:p>
      <text:p text:style-name="Normal">int count=0;</text:p>
      <text:p text:style-name="Normal">int display()</text:p>
      <text:p text:style-name="Normal">{int i;</text:p>
      <text:p text:style-name="Normal">printf("\nThe elements in the frame are\n");</text:p>
      <text:p text:style-name="Normal">for(i=0;i&lt;full;i++)</text:p>
      <text:p text:style-name="Normal">printf("%d\n",frame[i]);</text:p>
      <text:p text:style-name="Normal"><text:s text:c="2"/>}</text:p>
      <text:p text:style-name="Normal">int Longestopt()</text:p>
      <text:p text:style-name="Normal">{int temp[SIZE]={0};/*This is for checking the occurence of nearest possible future pages, considering no page is nearest in the beginning*/</text:p>
      <text:p text:style-name="Normal">int c=0;//Counter to break the loop once we get two nearest future pages</text:p>
      <text:p text:style-name="Normal">int id,i,k,j=SIZE;</text:p>
      <text:p text:style-name="Normal">id=0;</text:p>
      <text:p text:style-name="Normal"><text:s text:c="4"/>for(i=f+1;i&lt;n;i++)//Checking from the current time of use till the end of string for future references</text:p>
      <text:p text:style-name="Normal"><text:s text:c="4"/>{ <text:s/>for(k=0;k&lt;j;k++) <text:s/>//Checking whether a page occurs in future or not</text:p>
      <text:p text:style-name="Normal"><text:s/>{ <text:s text:c="2"/>if(a[i]==frame[k])</text:p>
      <text:p text:style-name="Normal">{if(temp[k]!=1)</text:p>
      <text:p text:style-name="Normal">{temp[k]=1;</text:p>
      <text:p text:style-name="Normal"><text:s text:c="15"/>c++;</text:p>
      <text:p text:style-name="Normal">}</text:p>
      <text:p text:style-name="Normal"/>
      <text:p text:style-name="Normal"><text:s text:c="4"/>break;}}</text:p>
      <text:p text:style-name="Normal">if(c==2)</text:p>
      <text:p text:style-name="Normal">break;//Once we get two future pages then we may break</text:p>
      <text:p text:style-name="Normal">}</text:p>
      <text:p text:style-name="Normal">id=2;</text:p>
      <text:p text:style-name="Normal">while(id!=0)</text:p>
      <text:p text:style-name="Normal">{if(temp[id]==0)//Checking for the page which is not the nearest future reference</text:p>
      <text:p text:style-name="Normal">break;</text:p>
      <text:p text:style-name="Normal"><text:s text:c="4"/>id--;</text:p>
      <text:p text:style-name="Normal">}</text:p>
      <text:p text:style-name="Normal">repptr=id;</text:p>
      <text:p text:style-name="Normal">return repptr;//Returning the replacement pointer with the value of victim page</text:p>
      <text:p text:style-name="Normal">}</text:p>
      <text:p text:style-name="Normal">int Pagerep(int ele)</text:p>
      <text:p text:style-name="Normal">{</text:p>
      <text:p text:style-name="Normal"><text:s/>int temp;</text:p>
      <text:p text:style-name="Normal"><text:s/>repptr=Longestopt();</text:p>
      <text:p text:style-name="Normal"><text:s/>temp=frame[repptr];</text:p>
      <text:p text:style-name="Normal"><text:s/>frame[repptr]=ele;</text:p>
      <text:soft-page-break/>
      <text:p text:style-name="Normal"><text:s text:c="2"/>return temp; <text:s text:c="2"/></text:p>
      <text:p text:style-name="Normal">}</text:p>
      <text:p text:style-name="Normal">int Pagefault(int ele)</text:p>
      <text:p text:style-name="Normal">{if(full!=SIZE)</text:p>
      <text:p text:style-name="Normal">frame[full++]=ele;</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text:p>
      <text:p text:style-name="Normal"><text:s text:c="4"/>break;</text:p>
      <text:p text:style-name="Normal">}}</text:p>
      <text:p text:style-name="Normal"><text:s/>return flag; <text:s text:c="2"/></text:p>
      <text:p text:style-name="Normal">}</text:p>
      <text:p text:style-name="Normal">int main()</text:p>
      <text:p text:style-name="Normal">{int 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f=i;</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40"/>}</text:p>
      <text:p text:style-name="Normal"><text:s text:c="20"/>printf("\nThe number of page faults are %d\n",count);</text:p>
      <text:p text:style-name="Normal"><text:s text:c="20"/>getche();</text:p>
      <text:p text:style-name="Normal">return 0;</text:p>
      <text:p text:style-name="Normal">}</text:p>
      <text:soft-page-break/>
      <text:p text:style-name="Normal"><text:s text:c="4"/></text:p>
      <text:p text:style-name="Normal"><text:s text:c="4"/></text:p>
      <text:h text:style-name="Heading2" text:outline-level="2">3.LRU using Stack</text:h>
      <text:p text:style-name="Normal"/>
      <text:p text:style-name="Normal">#include&lt;stdio.h&gt;</text:p>
      <text:p text:style-name="Normal">#define SIZE 3</text:p>
      <text:p text:style-name="Normal">int full=0;//To check whether all frames are filled</text:p>
      <text:p text:style-name="Normal">int a[21],n;//To take the input</text:p>
      <text:p text:style-name="Normal">int frame[SIZE];</text:p>
      <text:p text:style-name="Normal">int stk[SIZE];//Stack for storing the page numbers as per their reference criteria</text:p>
      <text:p text:style-name="Normal">int repptr;</text:p>
      <text:p text:style-name="Normal">int count=0;</text:p>
      <text:p text:style-name="Normal">int display()</text:p>
      <text:p text:style-name="Normal">{int i;</text:p>
      <text:p text:style-name="Normal">printf("\nThe elements in the frame are\n");</text:p>
      <text:p text:style-name="Normal">for(i=0;i&lt;full;i++)</text:p>
      <text:p text:style-name="Normal">printf("%d\n",stk[i]); <text:s text:c="3"/></text:p>
      <text:p text:style-name="Normal">}</text:p>
      <text:p text:style-name="Normal">/* A function for removing the referenced element from the stack and keeping it in the top, while moving all</text:p>
      <text:p text:style-name="Normal">the elements up or down corresepondingly*/</text:p>
      <text:p text:style-name="Normal">int LRstackopt(int p)//The input to this function is the referenced page</text:p>
      <text:p text:style-name="Normal">{int temp;</text:p>
      <text:p text:style-name="Normal">int i;</text:p>
      <text:p text:style-name="Normal">for(i=0;i&lt;n;i++)</text:p>
      <text:p text:style-name="Normal">if(stk[i]==p)</text:p>
      <text:p text:style-name="Normal">break;</text:p>
      <text:p text:style-name="Normal">temp=stk[i];//Storing the referenced value in temp</text:p>
      <text:p text:style-name="Normal">while(i!=SIZE-1)//Moving the other elements so that the TOP is empty</text:p>
      <text:p text:style-name="Normal">{stk[i]=stk[i+1];i++;</text:p>
      <text:p text:style-name="Normal">}</text:p>
      <text:p text:style-name="Normal">stk[i]=temp;//Storing the element in the TOP from temp</text:p>
      <text:p text:style-name="Normal">}</text:p>
      <text:p text:style-name="Normal">int Pagerep(int ele)</text:p>
      <text:p text:style-name="Normal">{</text:p>
      <text:p text:style-name="Normal"><text:s/>int temp;</text:p>
      <text:p text:style-name="Normal"><text:s/>repptr=stk[0];//Always the victim page is selected as the first element of stack</text:p>
      <text:p text:style-name="Normal"><text:s/>temp=frame[repptr];</text:p>
      <text:p text:style-name="Normal"><text:s/>frame[repptr]=ele;</text:p>
      <text:p text:style-name="Normal"><text:s/>LRstackopt(repptr);//Now the page that is brought is the latest referenced one, so it is moved to TOP</text:p>
      <text:p text:style-name="Normal"><text:s/>return temp; <text:s text:c="2"/></text:p>
      <text:p text:style-name="Normal">}</text:p>
      <text:p text:style-name="Normal">int Pagefault(int ele)</text:p>
      <text:soft-page-break/>
      <text:p text:style-name="Normal">{if(full!=SIZE)</text:p>
      <text:p text:style-name="Normal">{stk[full]=full;//First stack is populated till all the pages are full</text:p>
      <text:p text:style-name="Normal"><text:s text:c="15"/>frame[full++]=ele;}</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LRstackopt(i);//When ever reference is made, but pae fault doesn't occur, the referenced page is moved to TOP</text:p>
      <text:p text:style-name="Normal"><text:s text:c="4"/>break;</text:p>
      <text:p text:style-name="Normal">}}</text:p>
      <text:p text:style-name="Normal"><text:s/>return flag; <text:s text:c="2"/></text:p>
      <text:p text:style-name="Normal">}</text:p>
      <text:p text:style-name="Normal">int main()</text:p>
      <text:p text:style-name="Normal">{int 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text:p>
      <text:p text:style-name="Normal"><text:s text:c="20"/>if(Search(a[i])!=1)</text:p>
      <text:p text:style-name="Normal"><text:s text:c="20"/>{Pagefault(a[i]);</text:p>
      <text:p text:style-name="Normal"><text:s text:c="38"/>count++;</text:p>
      <text:p text:style-name="Normal"><text:s text:c="20"/>}</text:p>
      <text:p text:style-name="Normal"><text:s text:c="22"/>display();</text:p>
      <text:p text:style-name="Normal"><text:s text:c="20"/>}</text:p>
      <text:p text:style-name="Normal"><text:s text:c="20"/>printf("\nThe number of page faults are %d\n",count);</text:p>
      <text:p text:style-name="Normal"><text:s text:c="20"/>getche();</text:p>
      <text:p text:style-name="Normal">return 0;</text:p>
      <text:p text:style-name="Normal">}</text:p>
      <text:p text:style-name="Normal"><text:s text:c="4"/></text:p>
      <text:soft-page-break/>
      <text:h text:style-name="Heading2" text:outline-level="2"><text:s/>4.LRU using Counter</text:h>
      <text:p text:style-name="Normal"/>
      <text:p text:style-name="Normal">#include&lt;stdio.h&gt;</text:p>
      <text:p text:style-name="Normal">#define SIZE 3</text:p>
      <text:p text:style-name="Normal">int full=0;//To check whether all frames are filled</text:p>
      <text:p text:style-name="Normal">int a[21],n;//To take the input</text:p>
      <text:p text:style-name="Normal">int frame[SIZE];</text:p>
      <text:p text:style-name="Normal">int ctr[SIZE]={0};</text:p>
      <text:p text:style-name="Normal">static int f=0;//This is a counter that keeps track of current time</text:p>
      <text:p text:style-name="Normal">int repptr;</text:p>
      <text:p text:style-name="Normal">int count=0;</text:p>
      <text:p text:style-name="Normal">int display()</text:p>
      <text:p text:style-name="Normal">{int i;</text:p>
      <text:p text:style-name="Normal">printf("\nThe elements in the frame are\n");</text:p>
      <text:p text:style-name="Normal">for(i=0;i&lt;full;i++)</text:p>
      <text:p text:style-name="Normal">printf("%d\n",frame[i]);</text:p>
      <text:p text:style-name="Normal">}</text:p>
      <text:p text:style-name="Normal">int Longestopt()//Fucntion for discivering the least recently used page using their corresponding counter values</text:p>
      <text:p text:style-name="Normal">{int i,min;</text:p>
      <text:p text:style-name="Normal"><text:s text:c="4"/>min=0;</text:p>
      <text:p text:style-name="Normal"><text:s text:c="4"/>for(i=0;i&lt;SIZE;i++)</text:p>
      <text:p text:style-name="Normal"><text:s text:c="4"/>if(ctr[min]&gt;ctr[i])</text:p>
      <text:p text:style-name="Normal"><text:s text:c="4"/>min=i;</text:p>
      <text:p text:style-name="Normal"><text:s text:c="8"/>repptr=min;</text:p>
      <text:p text:style-name="Normal">return repptr;</text:p>
      <text:p text:style-name="Normal">}</text:p>
      <text:p text:style-name="Normal">int Pagerep(int ele)</text:p>
      <text:p text:style-name="Normal">{</text:p>
      <text:p text:style-name="Normal"><text:s/>int temp;</text:p>
      <text:p text:style-name="Normal"><text:s/>repptr=Longestopt();//Gets the LRU page from a function</text:p>
      <text:p text:style-name="Normal"><text:s/>temp=frame[repptr];</text:p>
      <text:p text:style-name="Normal"><text:s/>frame[repptr]=ele;</text:p>
      <text:p text:style-name="Normal"><text:s/>ctr[repptr]=f;//When ever a page is brought it's counter is kept as per the current time of use</text:p>
      <text:p text:style-name="Normal"><text:s text:c="2"/>return temp; <text:s text:c="2"/></text:p>
      <text:p text:style-name="Normal">}</text:p>
      <text:p text:style-name="Normal">int Pagefault(int ele)</text:p>
      <text:p text:style-name="Normal">{if(full!=SIZE)</text:p>
      <text:p text:style-name="Normal">{ctr[full]=f;//Setting the counter as per current time of use</text:p>
      <text:p text:style-name="Normal"><text:s text:c="15"/>frame[full++]=ele;</text:p>
      <text:p text:style-name="Normal">}</text:p>
      <text:p text:style-name="Normal">else</text:p>
      <text:p text:style-name="Normal">printf("The page replaced is %d",Pagerep(ele));</text:p>
      <text:p text:style-name="Normal">}</text:p>
      <text:p text:style-name="Normal">int Search(int ele)</text:p>
      <text:soft-page-break/>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ctr[i]=f;//If page fault doesn't occur, but the element is referenced, it's counter is set to the current time of use</text:p>
      <text:p text:style-name="Normal"><text:s text:c="4"/>break;</text:p>
      <text:p text:style-name="Normal">}}</text:p>
      <text:p text:style-name="Normal"><text:s/>return flag; <text:s text:c="2"/></text:p>
      <text:p text:style-name="Normal">}</text:p>
      <text:p text:style-name="Normal">int main()</text:p>
      <text:p text:style-name="Normal">{int 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f++;//Time of use is incremented</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20"/></text:p>
      <text:p text:style-name="Normal"><text:s text:c="20"/>}</text:p>
      <text:p text:style-name="Normal"><text:s text:c="20"/>printf("\nThe number of page faults are %d\n",count);</text:p>
      <text:p text:style-name="Normal"><text:s text:c="20"/>getche();</text:p>
      <text:p text:style-name="Normal">return 0;</text:p>
      <text:p text:style-name="Normal">}</text:p>
      <text:p text:style-name="Normal"/>
      <text:h text:style-name="Heading2" text:outline-level="2">5.LFU</text:h>
      <text:p text:style-name="Normal"/>
      <text:p text:style-name="Normal">#include&lt;stdio.h&gt;</text:p>
      <text:p text:style-name="Normal">#define SIZE 3</text:p>
      <text:p text:style-name="Normal">int full=0;//To check whether all frames are filled</text:p>
      <text:soft-page-break/>
      <text:p text:style-name="Normal">int a[21],n;//To take the input</text:p>
      <text:p text:style-name="Normal">int frame[SIZE];</text:p>
      <text:p text:style-name="Normal">int ctr[SIZE]={0};//Counter to know the frequency, intially all have zero frequency of use</text:p>
      <text:p text:style-name="Normal">int repptr;</text:p>
      <text:p text:style-name="Normal">int count=0;</text:p>
      <text:p text:style-name="Normal">int display()</text:p>
      <text:p text:style-name="Normal">{int i;</text:p>
      <text:p text:style-name="Normal">printf("\nThe elements in the frame are\n");</text:p>
      <text:p text:style-name="Normal">for(i=0;i&lt;full;i++)</text:p>
      <text:p text:style-name="Normal">printf("%d\n",frame[i]);</text:p>
      <text:p text:style-name="Normal">}</text:p>
      <text:p text:style-name="Normal">int Longestopt()</text:p>
      <text:p text:style-name="Normal">{int i,min;</text:p>
      <text:p text:style-name="Normal"><text:s text:c="4"/>min=0;</text:p>
      <text:p text:style-name="Normal"><text:s text:c="4"/>for(i=0;i&lt;SIZE;i++)//The page with least frequency is selected as victim</text:p>
      <text:p text:style-name="Normal"><text:s text:c="4"/>if(ctr[min]&gt;ctr[i])</text:p>
      <text:p text:style-name="Normal"><text:s text:c="4"/>min=i;</text:p>
      <text:p text:style-name="Normal"><text:s text:c="8"/>repptr=min;</text:p>
      <text:p text:style-name="Normal">return repptr;</text:p>
      <text:p text:style-name="Normal">}</text:p>
      <text:p text:style-name="Normal">int Pagerep(int ele)</text:p>
      <text:p text:style-name="Normal">{</text:p>
      <text:p text:style-name="Normal"><text:s/>int temp;</text:p>
      <text:p text:style-name="Normal"><text:s/>repptr=Longestopt();//The victim page is selected with the help of a function</text:p>
      <text:p text:style-name="Normal"><text:s/>temp=frame[repptr];</text:p>
      <text:p text:style-name="Normal"><text:s/>frame[repptr]=ele;</text:p>
      <text:p text:style-name="Normal"><text:s/>ctr[repptr]=1;//A new page is brought, hence it's counter is set to 1</text:p>
      <text:p text:style-name="Normal"><text:s text:c="2"/>return temp; <text:s text:c="2"/></text:p>
      <text:p text:style-name="Normal">}</text:p>
      <text:p text:style-name="Normal">int Pagefault(int ele)</text:p>
      <text:p text:style-name="Normal">{if(full!=SIZE)</text:p>
      <text:p text:style-name="Normal">{ctr[full]++;//The counters will increase initially for all frames till they are full</text:p>
      <text:p text:style-name="Normal"><text:s text:c="15"/>frame[full++]=ele;</text:p>
      <text:p text:style-name="Normal">}</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ctr[i]++;//Whenever a reference is made the counter is incremented</text:p>
      <text:soft-page-break/>
      <text:p text:style-name="Normal"><text:s text:c="4"/>break;</text:p>
      <text:p text:style-name="Normal">}}</text:p>
      <text:p text:style-name="Normal"><text:s/>return flag; <text:s text:c="2"/></text:p>
      <text:p text:style-name="Normal">}</text:p>
      <text:p text:style-name="Normal">int main()</text:p>
      <text:p text:style-name="Normal">{int 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20"/>}</text:p>
      <text:p text:style-name="Normal"><text:s text:c="20"/>printf("\nThe number of page faults are %d\n",count);</text:p>
      <text:p text:style-name="Normal"><text:s text:c="20"/>getche();</text:p>
      <text:p text:style-name="Normal">return 0;</text:p>
      <text:p text:style-name="Normal">}</text:p>
      <text:p text:style-name="Normal"><text:s text:c="4"/></text:p>
      <text:p text:style-name="Normal"><text:s text:c="4"/></text:p>
      <text:p text:style-name="Normal"/>
      <text:p text:style-name="Normal"/>
      <text:h text:style-name="Heading2" text:outline-level="2">6.MFU</text:h>
      <text:p text:style-name="Normal"/>
      <text:p text:style-name="Normal">#include&lt;stdio.h&gt;</text:p>
      <text:p text:style-name="Normal">#define SIZE 3</text:p>
      <text:p text:style-name="Normal">int full=0;//To check whether all frames are filled</text:p>
      <text:p text:style-name="Normal">int a[21],n;//To take the input</text:p>
      <text:p text:style-name="Normal">int frame[SIZE];</text:p>
      <text:p text:style-name="Normal">int ctr[SIZE]={0};</text:p>
      <text:p text:style-name="Normal">static int f;</text:p>
      <text:p text:style-name="Normal">int repptr;</text:p>
      <text:p text:style-name="Normal">int count=0;</text:p>
      <text:soft-page-break/>
      <text:p text:style-name="Normal">int display()</text:p>
      <text:p text:style-name="Normal">{int i;</text:p>
      <text:p text:style-name="Normal">printf("\nThe elements in the frame are\n");</text:p>
      <text:p text:style-name="Normal">for(i=0;i&lt;full;i++)</text:p>
      <text:p text:style-name="Normal">printf("%d\n",frame[i]);</text:p>
      <text:p text:style-name="Normal"><text:s text:c="6"/>}</text:p>
      <text:p text:style-name="Normal">int Longestopt()</text:p>
      <text:p text:style-name="Normal">{int i,max;</text:p>
      <text:p text:style-name="Normal"><text:s text:c="4"/>max=0;//The increment of counter value here is same as that for of LFU</text:p>
      <text:p text:style-name="Normal"><text:s text:c="4"/>for(i=0;i&lt;SIZE;i++)//The page with maximum frequency is selected</text:p>
      <text:p text:style-name="Normal"><text:s text:c="4"/>if(ctr[max]&lt;ctr[i])</text:p>
      <text:p text:style-name="Normal"><text:s text:c="4"/>max=i;</text:p>
      <text:p text:style-name="Normal"><text:s text:c="8"/>repptr=max;</text:p>
      <text:p text:style-name="Normal">return repptr;</text:p>
      <text:p text:style-name="Normal">}</text:p>
      <text:p text:style-name="Normal">int Pagerep(int ele)</text:p>
      <text:p text:style-name="Normal">{</text:p>
      <text:p text:style-name="Normal"><text:s/>int temp;</text:p>
      <text:p text:style-name="Normal"><text:s/>repptr=Longestopt();</text:p>
      <text:p text:style-name="Normal"><text:s/>temp=frame[repptr];</text:p>
      <text:p text:style-name="Normal"><text:s/>frame[repptr]=ele;</text:p>
      <text:p text:style-name="Normal"><text:s/>ctr[repptr]=1;</text:p>
      <text:p text:style-name="Normal"><text:s text:c="2"/>return temp; <text:s text:c="2"/></text:p>
      <text:p text:style-name="Normal">}</text:p>
      <text:p text:style-name="Normal">int Pagefault(int ele)</text:p>
      <text:p text:style-name="Normal">{if(full!=SIZE)</text:p>
      <text:p text:style-name="Normal">{ctr[full]++;</text:p>
      <text:p text:style-name="Normal"><text:s text:c="15"/>frame[full++]=ele;</text:p>
      <text:p text:style-name="Normal">}</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ctr[i]++;</text:p>
      <text:p text:style-name="Normal"><text:s text:c="4"/>break;</text:p>
      <text:p text:style-name="Normal">}}</text:p>
      <text:p text:style-name="Normal"><text:s/>return flag; <text:s text:c="2"/></text:p>
      <text:p text:style-name="Normal">}</text:p>
      <text:p text:style-name="Normal">int main()</text:p>
      <text:soft-page-break/>
      <text:p text:style-name="Normal">{int 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f=i;</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40"/>}</text:p>
      <text:p text:style-name="Normal"><text:s text:c="20"/>printf("\nThe number of page faults are %d\n",count);</text:p>
      <text:p text:style-name="Normal"><text:s text:c="20"/>getche();</text:p>
      <text:p text:style-name="Normal">return 0;</text:p>
      <text:p text:style-name="Normal">}</text:p>
      <text:p text:style-name="Normal"/>
      <text:h text:style-name="Heading2" text:outline-level="2">7.Second Chance Algorithm</text:h>
      <text:p text:style-name="Normal"/>
      <text:p text:style-name="Normal">#include&lt;stdio.h&gt;</text:p>
      <text:p text:style-name="Normal">#define SIZE 3</text:p>
      <text:p text:style-name="Normal">int full=0;//To check whether all frames are filled</text:p>
      <text:p text:style-name="Normal">int a[21];//To take the input</text:p>
      <text:p text:style-name="Normal">int ref[SIZE];//This is for reference bits for each frame</text:p>
      <text:p text:style-name="Normal">int frame[SIZE];</text:p>
      <text:p text:style-name="Normal">int repptr=0;//Initialised to first frame</text:p>
      <text:p text:style-name="Normal">int count=0;</text:p>
      <text:p text:style-name="Normal">int display()</text:p>
      <text:p text:style-name="Normal">{int i;</text:p>
      <text:p text:style-name="Normal">printf("\nThe elements in the frame are\n");</text:p>
      <text:p text:style-name="Normal">for(i=0;i&lt;full;i++)</text:p>
      <text:p text:style-name="Normal">printf("%d\n",frame[i]);</text:p>
      <text:p text:style-name="Normal"><text:s/>}</text:p>
      <text:p text:style-name="Normal">int Pagerep(int ele)</text:p>
      <text:p text:style-name="Normal">{</text:p>
      <text:p text:style-name="Normal"><text:s/>int temp;</text:p>
      <text:soft-page-break/>
      <text:p text:style-name="Normal"><text:s/>/*When ever a page needs to be replaced the repptr moves from page to page checking whether it's reference bit is 0 or not, if it is 0 it</text:p>
      <text:p text:style-name="Normal"><text:s/>coomes out of the while loop and if it is one, it gives a second chance setting the reference bit to 0*/</text:p>
      <text:p text:style-name="Normal"><text:s/>while(ref[repptr]!=0)</text:p>
      <text:p text:style-name="Normal">{ ref[repptr++]=0;</text:p>
      <text:p text:style-name="Normal"><text:s/>if(repptr==SIZE)</text:p>
      <text:p text:style-name="Normal"><text:s/>repptr=0;</text:p>
      <text:p text:style-name="Normal">} <text:s text:c="20"/></text:p>
      <text:p text:style-name="Normal"><text:s/>temp=frame[repptr];</text:p>
      <text:p text:style-name="Normal"><text:s/>frame[repptr]=ele;</text:p>
      <text:p text:style-name="Normal"><text:s/>ref[repptr]=1;//The latest page reference, hence it is set to 1</text:p>
      <text:p text:style-name="Normal"><text:s/>return temp; <text:s text:c="2"/></text:p>
      <text:p text:style-name="Normal">}</text:p>
      <text:p text:style-name="Normal">int Pagefault(int ele)</text:p>
      <text:p text:style-name="Normal">{if(full!=SIZE)</text:p>
      <text:p text:style-name="Normal">{ref[full]=1;//All the ref bits are set to 1 as each frame is being filled firstly</text:p>
      <text:p text:style-name="Normal"><text:s text:c="15"/>frame[full++]=ele;</text:p>
      <text:p text:style-name="Normal">}</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ref[i]=1;//When ever page reference occurs, it's rference bit is set to 1</text:p>
      <text:p text:style-name="Normal"><text:s text:c="4"/>break;</text:p>
      <text:p text:style-name="Normal">}}</text:p>
      <text:p text:style-name="Normal"><text:s/>return flag; <text:s text:c="2"/></text:p>
      <text:p text:style-name="Normal">}</text:p>
      <text:p text:style-name="Normal">int main()</text:p>
      <text:p text:style-name="Normal">{int n,i;</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soft-page-break/>
      <text:p text:style-name="Normal"><text:s text:c="4"/>printf("%d <text:s/>",a[i]);</text:p>
      <text:p text:style-name="Normal"><text:s text:c="4"/>printf("\n\n");</text:p>
      <text:p text:style-name="Normal"><text:s text:c="4"/>for(i=0;i&lt;n;i++)</text:p>
      <text:p text:style-name="Normal"><text:s text:c="4"/>{</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40"/>}</text:p>
      <text:p text:style-name="Normal"><text:s text:c="20"/>printf("\nThe number of page faults are %d\n",count);</text:p>
      <text:p text:style-name="Normal"><text:s text:c="20"/>getche();</text:p>
      <text:p text:style-name="Normal">return 0;</text:p>
      <text:p text:style-name="Normal">}</text:p>
      <text:p text:style-name="Normal"><text:s text:c="4"/></text:p>
      <text:h text:style-name="Heading2" text:outline-level="2">8.Additional Reference Bits Algorithm</text:h>
      <text:p text:style-name="Normal"/>
      <text:p text:style-name="Normal">#include&lt;stdio.h&gt;</text:p>
      <text:p text:style-name="Normal">#define SIZE 3</text:p>
      <text:p text:style-name="Normal">int full=0;//To check whether all frames are filled</text:p>
      <text:p text:style-name="Normal">int a[21];//To take the input</text:p>
      <text:p text:style-name="Normal">int ref[SIZE];</text:p>
      <text:p text:style-name="Normal">char r=1;</text:p>
      <text:p text:style-name="Normal"><text:s/>int frame[SIZE];</text:p>
      <text:p text:style-name="Normal">unsigned char addref[SIZE]={0};</text:p>
      <text:p text:style-name="Normal">int repptr=0;</text:p>
      <text:p text:style-name="Normal">int count=0;</text:p>
      <text:p text:style-name="Normal">int display()</text:p>
      <text:p text:style-name="Normal">{int i;</text:p>
      <text:p text:style-name="Normal">printf("\nThe elements in the frame are\n");</text:p>
      <text:p text:style-name="Normal">for(i=0;i&lt;full;i++)</text:p>
      <text:p text:style-name="Normal">printf("%d\n",frame[i]);<text:s/></text:p>
      <text:p text:style-name="Normal">}</text:p>
      <text:p text:style-name="Normal">//For showing bits</text:p>
      <text:p text:style-name="Normal">int bitrep(char f)//Program for showing the bits</text:p>
      <text:p text:style-name="Normal">{char p,fl;</text:p>
      <text:p text:style-name="Normal">int j;</text:p>
      <text:p text:style-name="Normal"><text:s/>char i=1;</text:p>
      <text:p text:style-name="Normal"><text:s/>for(j=7;j&gt;=0;j--)</text:p>
      <text:p text:style-name="Normal"><text:s/>{p=i&lt;&lt;j;</text:p>
      <text:p text:style-name="Normal"><text:s/>fl=p&amp;f;</text:p>
      <text:p text:style-name="Normal"><text:s/>if(fl==0)</text:p>
      <text:p text:style-name="Normal"><text:s/>printf("0");</text:p>
      <text:p text:style-name="Normal"><text:s/>else</text:p>
      <text:soft-page-break/>
      <text:p text:style-name="Normal"><text:s/>printf("1");</text:p>
      <text:p text:style-name="Normal">}</text:p>
      <text:p text:style-name="Normal"><text:s text:c="2"/>printf("\n"); <text:s text:c="4"/></text:p>
      <text:p text:style-name="Normal">}</text:p>
      <text:p text:style-name="Normal">//For showing bit wise</text:p>
      <text:p text:style-name="Normal">int additionalreference()</text:p>
      <text:p text:style-name="Normal">{</text:p>
      <text:p text:style-name="Normal"><text:s/>int i,min;</text:p>
      <text:p text:style-name="Normal"><text:s/>min=0;</text:p>
      <text:p text:style-name="Normal"><text:s/>for(i=1;i&lt;SIZE;i++)</text:p>
      <text:p text:style-name="Normal"><text:s/>if(addref[min]&gt;addref[i])//Finding the smallest decimal value from all the strings available</text:p>
      <text:p text:style-name="Normal"><text:s/>min=i;</text:p>
      <text:p text:style-name="Normal"><text:s/>repptr=min;</text:p>
      <text:p text:style-name="Normal"><text:s/>return repptr;</text:p>
      <text:p text:style-name="Normal">}</text:p>
      <text:p text:style-name="Normal">int Pagerep(int ele)</text:p>
      <text:p text:style-name="Normal">{</text:p>
      <text:p text:style-name="Normal"><text:s/>int temp;</text:p>
      <text:p text:style-name="Normal">repptr=additionalreference(); <text:s text:c="18"/></text:p>
      <text:p text:style-name="Normal"><text:s/>temp=frame[repptr];</text:p>
      <text:p text:style-name="Normal"><text:s/>frame[repptr]=ele;</text:p>
      <text:p text:style-name="Normal"><text:s/>ref[repptr]=1;</text:p>
      <text:p text:style-name="Normal"><text:s/>return temp; <text:s text:c="2"/></text:p>
      <text:p text:style-name="Normal">}</text:p>
      <text:p text:style-name="Normal">int Pagefault(int ele)</text:p>
      <text:p text:style-name="Normal">{if(full!=SIZE)</text:p>
      <text:p text:style-name="Normal">{ref[full]=1;</text:p>
      <text:p text:style-name="Normal"><text:s text:c="15"/>frame[full++]=ele;</text:p>
      <text:p text:style-name="Normal">}</text:p>
      <text:p text:style-name="Normal">else</text:p>
      <text:p text:style-name="Normal">printf("The page replaced is %d",Pagerep(ele));</text:p>
      <text:p text:style-name="Normal">}</text:p>
      <text:p text:style-name="Normal">int Search(int ele)</text:p>
      <text:p text:style-name="Normal">{int i,flag;</text:p>
      <text:p text:style-name="Normal"><text:s text:c="4"/>flag=0;</text:p>
      <text:p text:style-name="Normal"><text:s text:c="4"/>if(full!=0)</text:p>
      <text:p text:style-name="Normal"><text:s text:c="4"/>{</text:p>
      <text:p text:style-name="Normal"><text:s text:c="4"/>for(i=0;i&lt;full;i++)</text:p>
      <text:p text:style-name="Normal"><text:s text:c="4"/>if(ele==frame[i])</text:p>
      <text:p text:style-name="Normal"><text:s/>{ <text:s text:c="2"/>flag=1;ref[i]=1;</text:p>
      <text:p text:style-name="Normal"><text:s text:c="4"/>break;</text:p>
      <text:p text:style-name="Normal">}}</text:p>
      <text:p text:style-name="Normal"><text:s/>return flag; <text:s text:c="2"/></text:p>
      <text:p text:style-name="Normal">}</text:p>
      <text:p text:style-name="Normal">int main()</text:p>
      <text:soft-page-break/>
      <text:p text:style-name="Normal">{int n,i,k;</text:p>
      <text:p text:style-name="Normal">r=r&lt;&lt;7;</text:p>
      <text:p text:style-name="Normal">bitrep(r);</text:p>
      <text:p text:style-name="Normal"><text:s text:c="4"/>FILE *fp;</text:p>
      <text:p text:style-name="Normal"><text:s text:c="4"/>fp=fopen("Input.txt","r");</text:p>
      <text:p text:style-name="Normal"><text:s text:c="4"/>printf("The number of elements in the reference string are :");</text:p>
      <text:p text:style-name="Normal"><text:s text:c="4"/>fscanf(fp,"%d",&amp;n);</text:p>
      <text:p text:style-name="Normal"><text:s text:c="4"/>printf("%d",n);</text:p>
      <text:p text:style-name="Normal"><text:s text:c="4"/>for(i=0;i&lt;n;i++)</text:p>
      <text:p text:style-name="Normal"><text:s text:c="4"/>fscanf(fp,"%d",&amp;a[i]);</text:p>
      <text:p text:style-name="Normal"><text:s text:c="4"/>printf("\nThe elements present in the string are\n");</text:p>
      <text:p text:style-name="Normal"><text:s text:c="4"/>for(i=0;i&lt;n;i++)</text:p>
      <text:p text:style-name="Normal"><text:s text:c="4"/>printf("%d <text:s/>",a[i]);</text:p>
      <text:p text:style-name="Normal"><text:s text:c="4"/>printf("\n\n");</text:p>
      <text:p text:style-name="Normal"><text:s text:c="4"/>for(i=0;i&lt;n;i++)</text:p>
      <text:p text:style-name="Normal"><text:s text:c="4"/>{</text:p>
      <text:p text:style-name="Normal"><text:s text:c="20"/>if(Search(a[i])!=1)</text:p>
      <text:p text:style-name="Normal"><text:s text:c="20"/>{Pagefault(a[i]);</text:p>
      <text:p text:style-name="Normal"><text:s text:c="20"/>display();</text:p>
      <text:p text:style-name="Normal"><text:s text:c="20"/>count++;</text:p>
      <text:p text:style-name="Normal"><text:s text:c="20"/>}</text:p>
      <text:p text:style-name="Normal"><text:s text:c="22"/>printf("\nThe values in shift registers related to three frames are\n"); <text:s/></text:p>
      <text:p text:style-name="Normal"><text:s text:c="18"/>//Shifing of registers</text:p>
      <text:p text:style-name="Normal"><text:s text:c="20"/>for(k=0;k&lt;SIZE;k++)</text:p>
      <text:p text:style-name="Normal"><text:s text:c="20"/>{</text:p>
      <text:p text:style-name="Normal"><text:s text:c="39"/>addref[k]=addref[k]&gt;&gt;1;//Shifting all the shift registers by one bit</text:p>
      <text:p text:style-name="Normal"><text:s text:c="10"/></text:p>
      <text:p text:style-name="Normal"><text:s text:c="20"/>if(ref[k]==1)</text:p>
      <text:p text:style-name="Normal"><text:s text:c="20"/>{ addref[k]=(r|addref[k]);//Bit OR operation for shifting</text:p>
      <text:p text:style-name="Normal"><text:s text:c="20"/>ref[k]=0;</text:p>
      <text:p text:style-name="Normal"><text:s text:c="20"/>}</text:p>
      <text:p text:style-name="Normal"><text:s text:c="4"/>bitrep(addref[k]);</text:p>
      <text:p text:style-name="Normal"><text:s text:c="21"/>}</text:p>
      <text:p text:style-name="Normal"><text:s text:c="20"/>//End of shifting</text:p>
      <text:p text:style-name="Normal"><text:s text:c="20"/>}</text:p>
      <text:p text:style-name="Normal"><text:s text:c="20"/>printf("\nThe number of page faults are %d\n",count);</text:p>
      <text:p text:style-name="Normal"><text:s text:c="20"/>getche();</text:p>
      <text:p text:style-name="Normal">return 0;</text:p>
      <text:p text:style-name="Normal">}</text:p>
      <text:p text:style-name="Normal"><text:s text:c="4"/></text:p>
      <text:p text:style-name="Normal"><text:s text:c="4"/></text:p>
      <text:p text:style-name="Normal"/>
      <text:p text:style-name="Normal"/>
      <text:p text:style-name="Normal"/>
      <text:p text:style-name="Normal"/>
      <text:soft-page-break/>
      <text:h text:style-name="Heading1" text:outline-level="1">Disk Sheduling Algorithms</text:h>
      <text:h text:style-name="Heading2" text:outline-level="2">Input file(Input.txt – same for all programs)</text:h>
      <text:p text:style-name="Normal"/>
      <text:p text:style-name="Normal">8</text:p>
      <text:p text:style-name="Normal">98 183 37 122 14 124 65 67</text:p>
      <text:p text:style-name="Normal">53</text:p>
      <text:p text:style-name="Normal"/>
      <text:h text:style-name="Heading2" text:outline-level="2">FCFS</text:h>
      <text:p text:style-name="Normal"/>
      <text:p text:style-name="Normal">#include&lt;stdio.h&gt;</text:p>
      <text:p text:style-name="Normal">int main()</text:p>
      <text:p text:style-name="Normal">{int n,a[20],i,rwp,rwc,j;</text:p>
      <text:p text:style-name="Normal">rwc=0;</text:p>
      <text:p text:style-name="Normal">int f[20]={0};</text:p>
      <text:p text:style-name="Normal">int flag=1;</text:p>
      <text:p text:style-name="Normal"><text:s text:c="4"/>FILE *fp;</text:p>
      <text:p text:style-name="Normal">fp=fopen("Input.txt","r");</text:p>
      <text:p text:style-name="Normal">fscanf(fp,"%d",&amp;n);</text:p>
      <text:p text:style-name="Normal">for(i=0;i&lt;n;i++)</text:p>
      <text:p text:style-name="Normal">fscanf(fp,"%d",&amp;a[i]);</text:p>
      <text:p text:style-name="Normal">fscanf(fp,"%d",&amp;rwp);</text:p>
      <text:p text:style-name="Normal">fclose(fp);</text:p>
      <text:p text:style-name="Normal">printf("\n\nThe size of the disk sheduling queue is %d",n);</text:p>
      <text:p text:style-name="Normal">printf("\n\nThe elements in the disk sheduling queue are\n\n");</text:p>
      <text:p text:style-name="Normal">for(i=0;i&lt;n;i++)</text:p>
      <text:p text:style-name="Normal">printf("%d <text:s/>",a[i]);</text:p>
      <text:p text:style-name="Normal">i=0;</text:p>
      <text:p text:style-name="Normal">printf("\n\nThe order of scanning is \n\n");</text:p>
      <text:p text:style-name="Normal">while(flag)</text:p>
      <text:p text:style-name="Normal">{</text:p>
      <text:p text:style-name="Normal"/>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text:s text:c="4"/>printf("%d\n\n",a[i]);</text:p>
      <text:p text:style-name="Normal"><text:s text:c="4"/>i++;</text:p>
      <text:p text:style-name="Normal"><text:s text:c="4"/></text:p>
      <text:p text:style-name="Normal"><text:s text:c="4"/>flag=0;</text:p>
      <text:p text:style-name="Normal"><text:s text:c="4"/>for(j=0;j&lt;n;j++)</text:p>
      <text:p text:style-name="Normal"><text:s text:c="6"/>if(f[j]==0)</text:p>
      <text:soft-page-break/>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p>
      <text:p text:style-name="Normal"/>
      <text:h text:style-name="Heading2" text:outline-level="2">SSTF</text:h>
      <text:p text:style-name="Normal"/>
      <text:p text:style-name="Normal">#include&lt;stdio.h&gt;</text:p>
      <text:p text:style-name="Normal">int n,a[20],rwp,rwc,j;</text:p>
      <text:p text:style-name="Normal">rwc=0;</text:p>
      <text:p text:style-name="Normal">int f[20]={0};</text:p>
      <text:p text:style-name="Normal">int SSTF()</text:p>
      <text:p text:style-name="Normal">{int ss[20];</text:p>
      <text:p text:style-name="Normal">int min;</text:p>
      <text:p text:style-name="Normal">for(j=0;j&lt;n;j++)</text:p>
      <text:p text:style-name="Normal"><text:s text:c="5"/>if(rwp&gt;a[j])</text:p>
      <text:p text:style-name="Normal">ss[j]=rwp-a[j];</text:p>
      <text:p text:style-name="Normal"><text:s text:c="4"/>else</text:p>
      <text:p text:style-name="Normal"><text:s/>ss[j]=a[j]-rwp;</text:p>
      <text:p text:style-name="Normal"><text:s/>for(j=0;j&lt;n;j++)</text:p>
      <text:p text:style-name="Normal"><text:s/>if(f[j]==0)</text:p>
      <text:p text:style-name="Normal"><text:s/>{min=j;</text:p>
      <text:p text:style-name="Normal"><text:s/>break;</text:p>
      <text:p text:style-name="Normal">}</text:p>
      <text:p text:style-name="Normal"><text:s/>for(j=1;j&lt;n;j++)</text:p>
      <text:p text:style-name="Normal"><text:s/>if(ss[j]&lt;ss[min]&amp;&amp;f[j]!=1)</text:p>
      <text:p text:style-name="Normal"><text:s/>min=j;</text:p>
      <text:p text:style-name="Normal"><text:s text:c="2"/>return min; <text:s text:c="2"/></text:p>
      <text:p text:style-name="Normal">}</text:p>
      <text:p text:style-name="Normal">int main()</text:p>
      <text:p text:style-name="Normal">{int i;</text:p>
      <text:p text:style-name="Normal">int flag=1;</text:p>
      <text:p text:style-name="Normal"><text:s text:c="4"/>FILE *fp;</text:p>
      <text:p text:style-name="Normal">fp=fopen("Input.txt","r");</text:p>
      <text:p text:style-name="Normal">fscanf(fp,"%d",&amp;n);</text:p>
      <text:p text:style-name="Normal">for(i=0;i&lt;n;i++)</text:p>
      <text:p text:style-name="Normal">fscanf(fp,"%d",&amp;a[i]);</text:p>
      <text:p text:style-name="Normal">fscanf(fp,"%d",&amp;rwp);</text:p>
      <text:p text:style-name="Normal">fclose(fp);</text:p>
      <text:p text:style-name="Normal">printf("\n\nThe size of the disk sheduling queue is %d",n);</text:p>
      <text:p text:style-name="Normal">printf("\n\nThe elements in the disk sheduling queue are\n\n");</text:p>
      <text:p text:style-name="Normal"/>
      <text:p text:style-name="Normal">for(i=0;i&lt;n;i++)</text:p>
      <text:p text:style-name="Normal">printf("%d <text:s/>",a[i]);</text:p>
      <text:p text:style-name="Normal">printf("\n\nThe order of scanning is \n\n");</text:p>
      <text:p text:style-name="Normal">i=0;</text:p>
      <text:p text:style-name="Normal">while(flag)</text:p>
      <text:p text:style-name="Normal">{</text:p>
      <text:p text:style-name="Normal">i=SSTF();</text:p>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
      <text:p text:style-name="Normal"><text:s text:c="4"/>printf("%d\n\n",a[i]);</text:p>
      <text:p text:style-name="Normal"><text:s text:c="4"/>flag=0;</text:p>
      <text:p text:style-name="Normal"><text:s text:c="4"/>for(j=0;j&lt;n;j++)</text:p>
      <text:p text:style-name="Normal"><text:s text:c="6"/>if(f[j]==0)</text:p>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p>
      <text:p text:style-name="Normal"/>
      <text:h text:style-name="Heading2" text:outline-level="2">SCAN</text:h>
      <text:p text:style-name="Normal"/>
      <text:p text:style-name="Normal">#include&lt;stdio.h&gt;</text:p>
      <text:p text:style-name="Normal">int n,a[20],rwp,rwc,j,leftflag=1;</text:p>
      <text:p text:style-name="Normal">int rwc=0;</text:p>
      <text:p text:style-name="Normal">int f[20]={0};</text:p>
      <text:p text:style-name="Normal">int SCAN()</text:p>
      <text:p text:style-name="Normal">{if(leftflag)</text:p>
      <text:p text:style-name="Normal"><text:s text:c="4"/>{for(j=0;j&lt;n;j++)</text:p>
      <text:p text:style-name="Normal"><text:s text:c="4"/>if(rwp&lt;=a[j])</text:p>
      <text:p text:style-name="Normal"><text:s text:c="4"/>break;</text:p>
      <text:p text:style-name="Normal">j=j-1;</text:p>
      <text:p text:style-name="Normal"><text:s text:c="4"/>return j;}</text:p>
      <text:p text:style-name="Normal"><text:s text:c="4"/>else</text:p>
      <text:p text:style-name="Normal"><text:s text:c="5"/>{for(j=0;j&lt;n;j++)</text:p>
      <text:p text:style-name="Normal"><text:s text:c="5"/>if(rwp&lt;=a[j]&amp;&amp;f[j]!=1)</text:p>
      <text:p text:style-name="Normal"><text:s text:c="5"/>break;</text:p>
      <text:p text:style-name="Normal"/>
      <text:p text:style-name="Normal"><text:s text:c="5"/>return j;</text:p>
      <text:p text:style-name="Normal"><text:s text:c="5"/>} <text:s/></text:p>
      <text:p text:style-name="Normal">}</text:p>
      <text:p text:style-name="Normal">int main()</text:p>
      <text:p text:style-name="Normal">{</text:p>
      <text:p text:style-name="Normal">int i,flag=1,temp;</text:p>
      <text:p text:style-name="Normal"/>
      <text:p text:style-name="Normal"><text:s text:c="4"/>FILE *fp;</text:p>
      <text:p text:style-name="Normal">fp=fopen("Input.txt","r");</text:p>
      <text:p text:style-name="Normal">fscanf(fp,"%d",&amp;n);</text:p>
      <text:p text:style-name="Normal">for(i=0;i&lt;n;i++)</text:p>
      <text:p text:style-name="Normal">fscanf(fp,"%d",&amp;a[i]);</text:p>
      <text:p text:style-name="Normal">fscanf(fp,"%d",&amp;rwp);</text:p>
      <text:p text:style-name="Normal">fclose(fp);</text:p>
      <text:p text:style-name="Normal">printf("\n\nThe size of the disk sheduling queue is %d",n);</text:p>
      <text:p text:style-name="Normal">printf("\n\nThe elements in the disk sheduling queue are\n\n");</text:p>
      <text:p text:style-name="Normal"/>
      <text:p text:style-name="Normal">for(i=0;i&lt;n;i++)</text:p>
      <text:p text:style-name="Normal">printf("%d <text:s/>",a[i]);</text:p>
      <text:p text:style-name="Normal">i=0;</text:p>
      <text:p text:style-name="Normal">for(i=0;i&lt;n;i++)</text:p>
      <text:p text:style-name="Normal">for(j=0;j&lt;n;j++)</text:p>
      <text:p text:style-name="Normal">{if(a[i]&lt;a[j])</text:p>
      <text:p text:style-name="Normal">{temp=a[i];</text:p>
      <text:p text:style-name="Normal">a[i]=a[j];</text:p>
      <text:p text:style-name="Normal">a[j]=temp;</text:p>
      <text:p text:style-name="Normal">}</text:p>
      <text:p text:style-name="Normal">}</text:p>
      <text:p text:style-name="Normal">printf("\n\nThe order of scanning is \n\n");</text:p>
      <text:p text:style-name="Normal">while(flag)</text:p>
      <text:p text:style-name="Normal">{</text:p>
      <text:p text:style-name="Normal">i=SCAN();</text:p>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printf("%d\n\n",a[i]);</text:p>
      <text:p text:style-name="Normal"/>
      <text:p text:style-name="Normal"><text:s text:c="4"/>if(i==0)</text:p>
      <text:p text:style-name="Normal"><text:s/>{ <text:s text:c="2"/>leftflag=0;</text:p>
      <text:p text:style-name="Normal"><text:s/>rwc=rwc+a[i];</text:p>
      <text:p text:style-name="Normal"><text:s/></text:p>
      <text:soft-page-break/>
      <text:p text:style-name="Normal"><text:s/>rwp=0;</text:p>
      <text:p text:style-name="Normal"><text:s/>printf("%d\n\n",rwp);</text:p>
      <text:p text:style-name="Normal">}</text:p>
      <text:p text:style-name="Normal"><text:s text:c="4"/>flag=0;</text:p>
      <text:p text:style-name="Normal"><text:s text:c="4"/>for(j=0;j&lt;n;j++)</text:p>
      <text:p text:style-name="Normal"><text:s text:c="6"/>if(f[j]==0)</text:p>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p>
      <text:p text:style-name="Normal"/>
      <text:h text:style-name="Heading2" text:outline-level="2">C-SCAN</text:h>
      <text:p text:style-name="Normal"/>
      <text:p text:style-name="Normal">#include&lt;stdio.h&gt;</text:p>
      <text:p text:style-name="Normal">int n,a[20],rwp,rwc,j,leftflag=1;</text:p>
      <text:p text:style-name="Normal">int rwc=0;</text:p>
      <text:p text:style-name="Normal">int f[20]={0};</text:p>
      <text:p text:style-name="Normal">int SCAN()</text:p>
      <text:p text:style-name="Normal">{if(leftflag)</text:p>
      <text:p text:style-name="Normal"><text:s text:c="4"/>{for(j=0;j&lt;n;j++)</text:p>
      <text:p text:style-name="Normal"><text:s text:c="4"/>if(rwp&lt;=a[j])</text:p>
      <text:p text:style-name="Normal"><text:s text:c="4"/>break;</text:p>
      <text:p text:style-name="Normal">j=j-1;</text:p>
      <text:p text:style-name="Normal"><text:s text:c="4"/>return j;}</text:p>
      <text:p text:style-name="Normal"><text:s text:c="4"/>else</text:p>
      <text:p text:style-name="Normal"><text:s text:c="5"/>{for(j=n-1;j&gt;0;j--)</text:p>
      <text:p text:style-name="Normal"><text:s text:c="5"/>if(rwp&gt;=a[j]&amp;&amp;f[j]!=1)</text:p>
      <text:p text:style-name="Normal"><text:s text:c="5"/>break;</text:p>
      <text:p text:style-name="Normal"/>
      <text:p text:style-name="Normal"><text:s text:c="5"/>return j;</text:p>
      <text:p text:style-name="Normal"><text:s text:c="5"/>} <text:s/></text:p>
      <text:p text:style-name="Normal">}</text:p>
      <text:p text:style-name="Normal">int main()</text:p>
      <text:p text:style-name="Normal">{</text:p>
      <text:p text:style-name="Normal">int i,flag=1,temp;</text:p>
      <text:p text:style-name="Normal"/>
      <text:p text:style-name="Normal"><text:s text:c="4"/>FILE *fp;</text:p>
      <text:p text:style-name="Normal">fp=fopen("Input.txt","r");</text:p>
      <text:p text:style-name="Normal">fscanf(fp,"%d",&amp;n);</text:p>
      <text:p text:style-name="Normal">for(i=0;i&lt;n;i++)</text:p>
      <text:p text:style-name="Normal">fscanf(fp,"%d",&amp;a[i]);</text:p>
      <text:soft-page-break/>
      <text:p text:style-name="Normal">fscanf(fp,"%d",&amp;rwp);</text:p>
      <text:p text:style-name="Normal">fclose(fp);</text:p>
      <text:p text:style-name="Normal">printf("\n\nThe size of the disk sheduling queue is %d",n);</text:p>
      <text:p text:style-name="Normal">printf("\n\nThe elements in the disk sheduling queue are\n\n");</text:p>
      <text:p text:style-name="Normal"/>
      <text:p text:style-name="Normal">for(i=0;i&lt;n;i++)</text:p>
      <text:p text:style-name="Normal">printf("%d <text:s/>",a[i]);</text:p>
      <text:p text:style-name="Normal">i=0;</text:p>
      <text:p text:style-name="Normal">for(i=0;i&lt;n;i++)</text:p>
      <text:p text:style-name="Normal">for(j=0;j&lt;n;j++)</text:p>
      <text:p text:style-name="Normal">{if(a[i]&lt;a[j])</text:p>
      <text:p text:style-name="Normal">{temp=a[i];</text:p>
      <text:p text:style-name="Normal">a[i]=a[j];</text:p>
      <text:p text:style-name="Normal">a[j]=temp;</text:p>
      <text:p text:style-name="Normal">}</text:p>
      <text:p text:style-name="Normal">}</text:p>
      <text:p text:style-name="Normal">printf("\n\nThe order of scanning is \n\n");</text:p>
      <text:p text:style-name="Normal">while(flag)</text:p>
      <text:p text:style-name="Normal">{</text:p>
      <text:p text:style-name="Normal">i=SCAN();</text:p>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printf("%d\n\n",a[i]);</text:p>
      <text:p text:style-name="Normal"/>
      <text:p text:style-name="Normal"><text:s text:c="4"/>if(i==0)</text:p>
      <text:p text:style-name="Normal"><text:s/>{ <text:s text:c="2"/>leftflag=0;</text:p>
      <text:p text:style-name="Normal"><text:s/>rwc=rwc+a[i];</text:p>
      <text:p text:style-name="Normal"><text:s/>rwp=199;</text:p>
      <text:p text:style-name="Normal"><text:s/>printf("%d\n\n",rwp);</text:p>
      <text:p text:style-name="Normal">}</text:p>
      <text:p text:style-name="Normal"><text:s text:c="4"/>flag=0;</text:p>
      <text:p text:style-name="Normal"><text:s text:c="4"/>for(j=0;j&lt;n;j++)</text:p>
      <text:p text:style-name="Normal"><text:s text:c="6"/>if(f[j]==0)</text:p>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p>
      <text:p text:style-name="Normal"/>
      <text:soft-page-break/>
      <text:h text:style-name="Heading2" text:outline-level="2">Look</text:h>
      <text:p text:style-name="Normal"/>
      <text:p text:style-name="Normal">#include&lt;stdio.h&gt;</text:p>
      <text:p text:style-name="Normal">int n,a[20],rwp,rwc,j,leftflag=1;</text:p>
      <text:p text:style-name="Normal">int rwc=0;</text:p>
      <text:p text:style-name="Normal">int f[20]={0};</text:p>
      <text:p text:style-name="Normal">int SCAN()</text:p>
      <text:p text:style-name="Normal">{if(leftflag)</text:p>
      <text:p text:style-name="Normal"><text:s text:c="4"/>{for(j=0;j&lt;n;j++)</text:p>
      <text:p text:style-name="Normal"><text:s text:c="4"/>if(rwp&lt;=a[j])</text:p>
      <text:p text:style-name="Normal"><text:s text:c="4"/>break;</text:p>
      <text:p text:style-name="Normal">j=j-1;</text:p>
      <text:p text:style-name="Normal"><text:s text:c="4"/>return j;}</text:p>
      <text:p text:style-name="Normal"><text:s text:c="4"/>else</text:p>
      <text:p text:style-name="Normal"><text:s text:c="5"/>{for(j=0;j&lt;n;j++)</text:p>
      <text:p text:style-name="Normal"><text:s text:c="5"/>if(rwp&lt;=a[j]&amp;&amp;f[j]!=1)</text:p>
      <text:p text:style-name="Normal"><text:s text:c="5"/>break;</text:p>
      <text:p text:style-name="Normal"/>
      <text:p text:style-name="Normal"><text:s text:c="5"/>return j;</text:p>
      <text:p text:style-name="Normal"><text:s text:c="5"/>} <text:s/></text:p>
      <text:p text:style-name="Normal">}</text:p>
      <text:p text:style-name="Normal">int main()</text:p>
      <text:p text:style-name="Normal">{</text:p>
      <text:p text:style-name="Normal">int i,flag=1,temp;</text:p>
      <text:p text:style-name="Normal"/>
      <text:p text:style-name="Normal"><text:s text:c="4"/>FILE *fp;</text:p>
      <text:p text:style-name="Normal">fp=fopen("Input.txt","r");</text:p>
      <text:p text:style-name="Normal">fscanf(fp,"%d",&amp;n);</text:p>
      <text:p text:style-name="Normal">for(i=0;i&lt;n;i++)</text:p>
      <text:p text:style-name="Normal">fscanf(fp,"%d",&amp;a[i]);</text:p>
      <text:p text:style-name="Normal">fscanf(fp,"%d",&amp;rwp);</text:p>
      <text:p text:style-name="Normal">fclose(fp);</text:p>
      <text:p text:style-name="Normal">printf("\n\nThe size of the disk sheduling queue is %d",n);</text:p>
      <text:p text:style-name="Normal">printf("\n\nThe elements in the disk sheduling queue are\n\n");</text:p>
      <text:p text:style-name="Normal"/>
      <text:p text:style-name="Normal">for(i=0;i&lt;n;i++)</text:p>
      <text:p text:style-name="Normal">printf("%d <text:s/>",a[i]);</text:p>
      <text:p text:style-name="Normal">i=0;</text:p>
      <text:p text:style-name="Normal">for(i=0;i&lt;n;i++)</text:p>
      <text:p text:style-name="Normal">for(j=0;j&lt;n;j++)</text:p>
      <text:p text:style-name="Normal">{if(a[i]&lt;a[j])</text:p>
      <text:p text:style-name="Normal">{temp=a[i];</text:p>
      <text:p text:style-name="Normal">a[i]=a[j];</text:p>
      <text:p text:style-name="Normal">a[j]=temp;</text:p>
      <text:p text:style-name="Normal">}</text:p>
      <text:soft-page-break/>
      <text:p text:style-name="Normal">}</text:p>
      <text:p text:style-name="Normal">printf("\n\nThe order of scanning is \n\n");</text:p>
      <text:p text:style-name="Normal">while(flag)</text:p>
      <text:p text:style-name="Normal">{</text:p>
      <text:p text:style-name="Normal">i=SCAN();</text:p>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printf("%d\n\n",a[i]);</text:p>
      <text:p text:style-name="Normal"/>
      <text:p text:style-name="Normal"><text:s text:c="4"/>if(i==0)</text:p>
      <text:p text:style-name="Normal"><text:s/>{ <text:s text:c="2"/>leftflag=0;</text:p>
      <text:p text:style-name="Normal">}</text:p>
      <text:p text:style-name="Normal"><text:s text:c="4"/>flag=0;</text:p>
      <text:p text:style-name="Normal"><text:s text:c="4"/>for(j=0;j&lt;n;j++)</text:p>
      <text:p text:style-name="Normal"><text:s text:c="6"/>if(f[j]==0)</text:p>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p>
      <text:p text:style-name="Normal"/>
      <text:h text:style-name="Heading2" text:outline-level="2">C – Look</text:h>
      <text:p text:style-name="Normal"/>
      <text:p text:style-name="Normal">#include&lt;stdio.h&gt;</text:p>
      <text:p text:style-name="Normal">int n,a[20],rwp,rwc,j,leftflag=1;</text:p>
      <text:p text:style-name="Normal">int rwc=0;</text:p>
      <text:p text:style-name="Normal">int f[20]={0};</text:p>
      <text:p text:style-name="Normal">int SCAN()</text:p>
      <text:p text:style-name="Normal">{if(leftflag)</text:p>
      <text:p text:style-name="Normal"><text:s text:c="4"/>{for(j=0;j&lt;n;j++)</text:p>
      <text:p text:style-name="Normal"><text:s text:c="4"/>if(rwp&lt;=a[j])</text:p>
      <text:p text:style-name="Normal"><text:s text:c="4"/>break;</text:p>
      <text:p text:style-name="Normal">j=j-1;</text:p>
      <text:p text:style-name="Normal"><text:s text:c="4"/>return j;}</text:p>
      <text:p text:style-name="Normal"><text:s text:c="4"/>else</text:p>
      <text:p text:style-name="Normal"><text:s text:c="5"/>{for(j=n-1;j&gt;0;j--)</text:p>
      <text:p text:style-name="Normal"><text:s text:c="5"/>if(rwp&gt;=a[j]&amp;&amp;f[j]!=1)</text:p>
      <text:p text:style-name="Normal"><text:s text:c="5"/>break;</text:p>
      <text:p text:style-name="Normal"/>
      <text:p text:style-name="Normal"><text:s text:c="5"/>return j;</text:p>
      <text:p text:style-name="Normal"><text:s text:c="5"/>} <text:s/></text:p>
      <text:p text:style-name="Normal">}</text:p>
      <text:p text:style-name="Normal">int main()</text:p>
      <text:p text:style-name="Normal">{</text:p>
      <text:p text:style-name="Normal">int i,flag=1,temp;</text:p>
      <text:p text:style-name="Normal"/>
      <text:p text:style-name="Normal"><text:s text:c="4"/>FILE *fp;</text:p>
      <text:p text:style-name="Normal">fp=fopen("Input.txt","r");</text:p>
      <text:p text:style-name="Normal">fscanf(fp,"%d",&amp;n);</text:p>
      <text:p text:style-name="Normal">for(i=0;i&lt;n;i++)</text:p>
      <text:p text:style-name="Normal">fscanf(fp,"%d",&amp;a[i]);</text:p>
      <text:p text:style-name="Normal">fscanf(fp,"%d",&amp;rwp);</text:p>
      <text:p text:style-name="Normal">fclose(fp);</text:p>
      <text:p text:style-name="Normal">printf("\n\nThe size of the disk sheduling queue is %d",n);</text:p>
      <text:p text:style-name="Normal">printf("\n\nThe elements in the disk sheduling queue are\n\n");</text:p>
      <text:p text:style-name="Normal"/>
      <text:p text:style-name="Normal">for(i=0;i&lt;n;i++)</text:p>
      <text:p text:style-name="Normal">printf("%d <text:s/>",a[i]);</text:p>
      <text:p text:style-name="Normal">i=0;</text:p>
      <text:p text:style-name="Normal">for(i=0;i&lt;n;i++)</text:p>
      <text:p text:style-name="Normal">for(j=0;j&lt;n;j++)</text:p>
      <text:p text:style-name="Normal">{if(a[i]&lt;a[j])</text:p>
      <text:p text:style-name="Normal">{temp=a[i];</text:p>
      <text:p text:style-name="Normal">a[i]=a[j];</text:p>
      <text:p text:style-name="Normal">a[j]=temp;</text:p>
      <text:p text:style-name="Normal">}</text:p>
      <text:p text:style-name="Normal">}</text:p>
      <text:p text:style-name="Normal">printf("\n\nThe order of scanning is \n\n");</text:p>
      <text:p text:style-name="Normal">while(flag)</text:p>
      <text:p text:style-name="Normal">{</text:p>
      <text:p text:style-name="Normal">i=SCAN();</text:p>
      <text:p text:style-name="Normal"><text:s text:c="4"/>if(rwp&gt;a[i])</text:p>
      <text:p text:style-name="Normal"><text:s text:c="4"/>rwc=rwc+rwp-a[i];</text:p>
      <text:p text:style-name="Normal"><text:s text:c="4"/>else</text:p>
      <text:p text:style-name="Normal"><text:s text:c="4"/>rwc=rwc+a[i]-rwp;</text:p>
      <text:p text:style-name="Normal"><text:s text:c="4"/>rwp=a[i];</text:p>
      <text:p text:style-name="Normal"><text:s text:c="4"/>f[i]=1;</text:p>
      <text:p text:style-name="Normal">printf("%d\n\n",a[i]);</text:p>
      <text:p text:style-name="Normal"/>
      <text:p text:style-name="Normal"><text:s text:c="4"/>if(i==0)</text:p>
      <text:p text:style-name="Normal"><text:s/>{ <text:s text:c="2"/>leftflag=0;</text:p>
      <text:p text:style-name="Normal"><text:s/>rwp=a[n-1];</text:p>
      <text:p text:style-name="Normal">}</text:p>
      <text:soft-page-break/>
      <text:p text:style-name="Normal"><text:s text:c="4"/>flag=0;</text:p>
      <text:p text:style-name="Normal"><text:s text:c="4"/>for(j=0;j&lt;n;j++)</text:p>
      <text:p text:style-name="Normal"><text:s text:c="6"/>if(f[j]==0)</text:p>
      <text:p text:style-name="Normal"><text:s/>{ <text:s text:c="2"/>flag=1;</text:p>
      <text:p text:style-name="Normal"><text:s text:c="4"/>break;</text:p>
      <text:p text:style-name="Normal">}</text:p>
      <text:p text:style-name="Normal">}</text:p>
      <text:p text:style-name="Normal">printf("\n\nThe number of movements of read write head are %d",rwc);</text:p>
      <text:p text:style-name="Normal">getche();</text:p>
      <text:p text:style-name="Normal">}<text:s text:c="4"/></text:p>
      <text:p text:style-name="Normal"><text:s text:c="4"/></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3333in"/>
      <style:text-properties style:font-name="Cambria"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fo:font-size="13pt" style:font-size-asian="13pt" style:font-size-complex="13pt"/>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ileepkumar</meta:initial-creator>
    <dc:creator>Dileepkumar</dc:creator>
    <meta:creation-date>2011-06-14T18:22:00Z</meta:creation-date>
    <dc:date>2011-06-14T18:22:00Z</dc:date>
    <meta:print-date>2011-04-18T14:06:00Z</meta:print-date>
    <meta:template xlink:href="Normal" xlink:type="simple"/>
    <meta:editing-cycles>2</meta:editing-cycles>
    <meta:editing-duration>PT60S</meta:editing-duration>
    <meta:document-statistic meta:page-count="53" meta:paragraph-count="96" meta:word-count="7218" meta:character-count="48265" meta:row-count="342" meta:non-whitespace-character-count="41143"/>
  </office:meta>
</office:document-meta>
</file>